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Noto Sans CJK JP" svg:font-family="'Noto Sans CJK JP'"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_20_Style">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P4" style:family="paragraph" style:parent-style-name="Header">
      <style:paragraph-properties fo:margin-left="0cm" fo:margin-right="-0.203cm" fo:text-align="end" style:justify-single-word="false" fo:text-indent="0cm" style:auto-text-indent="false"/>
    </style:style>
    <style:style style:name="P5" style:family="paragraph" style:parent-style-name="Paragraph_20_Text_20_Style">
      <style:paragraph-properties fo:padding-left="0cm" fo:padding-right="0cm" fo:padding-top="0.353cm" fo:padding-bottom="0cm" fo:border-left="none" fo:border-right="none" fo:border-top="0.99pt solid #d9d9d9" fo:border-bottom="none" style:shadow="none"/>
    </style:style>
    <style:style style:name="P6" style:family="paragraph" style:parent-style-name="Citation_20_Style" style:list-style-name="L3"/>
    <style:style style:name="P7" style:family="paragraph" style:parent-style-name="Citation_20_Style" style:list-style-name="L4"/>
    <style:style style:name="P8" style:family="paragraph" style:parent-style-name="Code_20_Style">
      <style:paragraph-properties fo:break-before="page"/>
    </style:style>
    <style:style style:name="P9" style:family="paragraph" style:parent-style-name="Heading_20_1" style:master-page-name="MP0">
      <style:paragraph-properties style:page-number="auto" fo:break-before="page"/>
    </style:style>
    <style:style style:name="P10" style:family="paragraph" style:parent-style-name="Paragraph_20_Text_20_Style" style:list-style-name="L1"/>
    <style:style style:name="P11" style:family="paragraph" style:parent-style-name="Paragraph_20_Text_20_Style" style:list-style-name="L2"/>
    <style:style style:name="P12" style:family="paragraph" style:parent-style-name="Paragraph_20_Text_20_Style">
      <style:text-properties officeooo:paragraph-rsid="000570d2"/>
    </style:style>
    <style:style style:name="P13" style:family="paragraph" style:parent-style-name="Paragraph_20_Text_20_Style">
      <style:text-properties officeooo:paragraph-rsid="0005a7b7"/>
    </style:style>
    <style:style style:name="T1" style:family="text">
      <style:text-properties fo:color="#123bb6" loext:opacity="100%"/>
    </style:style>
    <style:style style:name="T2" style:family="text">
      <style:text-properties fo:color="#174ae4" loext:opacity="100%" style:text-position="super 65%" fo:font-size="10pt" fo:font-weight="bold" style:font-size-asian="10pt" style:font-weight-asian="bold" style:font-size-complex="10pt" style:font-weight-complex="bold"/>
    </style:style>
    <style:style style:name="T3" style:family="text">
      <style:text-properties fo:color="#111111" loext:opacity="100%" fo:background-color="#f1f1f1" loext:char-shading-value="0"/>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text:list-style style:name="L1">
      <text:list-level-style-number text:level="1" loext:num-list-format="%1%." style:num-suffix="." style:num-format="1">
        <style:list-level-properties text:list-level-position-and-space-mode="label-alignment">
          <style:list-level-label-alignment text:label-followed-by="listtab" fo:text-indent="-0.45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457cm" fo:margin-left="1.905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457cm" fo:margin-left="2.54cm"/>
        </style:list-level-properties>
      </text:list-level-style-number>
      <text:list-level-style-number text:level="4" loext:num-list-format="%4%)" style:num-suffix=")" style:num-format="I">
        <style:list-level-properties text:list-level-position-and-space-mode="label-alignment">
          <style:list-level-label-alignment text:label-followed-by="listtab" fo:text-indent="-4.269cm" fo:margin-left="5.08cm"/>
        </style:list-level-properties>
      </text:list-level-style-number>
      <text:list-level-style-number text:level="5" loext:num-list-format="%5%" style:num-format="1">
        <style:list-level-properties text:list-level-position-and-space-mode="label-alignment">
          <style:list-level-label-alignment text:label-followed-by="listtab"/>
        </style:list-level-properties>
      </text:list-level-style-number>
      <text:list-level-style-number text:level="6" loext:num-list-format="%6%" style:num-format="1">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User</text:h>
      <text:p text:style-name="Paragraph_20_Text_20_Style">What is 'to serialize' in python, please?</text:p>
      <text:h text:style-name="Heading_20_1" text:outline-level="1"><text:span text:style-name="Default_20_Paragraph_20_Font"><text:span text:style-name="T1">Bing</text:span></text:span></text:h>
      <text:p text:style-name="Paragraph_20_Text_20_Style">In Python, 'to serialize' refers to the process of converting a data object, such as Python objects or Tensorflow models, into a format that allows us to store or transmit the data<text:a xlink:type="simple" xlink:href="https://machinelearningmastery.com/a-gentle-introduction-to-serialization-for-python/" office:target-frame-name="_top" xlink:show="replace" text:style-name="Internet_20_link" text:visited-style-name="Visited_20_Internet_20_Link"><text:span text:style-name="Default_20_Paragraph_20_Font">1</text:span></text:a><text:a xlink:type="simple" xlink:href="https://pythongeeks.org/python-serialization/" office:target-frame-name="_top" xlink:show="replace" text:style-name="Internet_20_link" text:visited-style-name="Visited_20_Internet_20_Link"><text:span text:style-name="Default_20_Paragraph_20_Font">2</text:span></text:a>. This process is also known as pickling or marshaling<text:a xlink:type="simple" xlink:href="https://pythongeeks.org/python-serialization/" office:target-frame-name="_top" xlink:show="replace" text:style-name="Internet_20_link" text:visited-style-name="Visited_20_Internet_20_Link"><text:span text:style-name="Default_20_Paragraph_20_Font"><text:span text:style-name="T2">2</text:span></text:span></text:a>. The reverse process of converting the serialized data (often a byte stream) back into its original form is called deserialization, or unpickling<text:a xlink:type="simple" xlink:href="https://machinelearningmastery.com/a-gentle-introduction-to-serialization-for-python/" office:target-frame-name="_top" xlink:show="replace" text:style-name="Internet_20_link" text:visited-style-name="Visited_20_Internet_20_Link"><text:span text:style-name="Default_20_Paragraph_20_Font">1</text:span></text:a><text:a xlink:type="simple" xlink:href="https://pythongeeks.org/python-serialization/" office:target-frame-name="_top" xlink:show="replace" text:style-name="Internet_20_link" text:visited-style-name="Visited_20_Internet_20_Link"><text:span text:style-name="Default_20_Paragraph_20_Font">2</text:span></text:a>.</text:p>
      <text:p text:style-name="Paragraph_20_Text_20_Style">There are different formats for the serialization of data, such as JSON, XML, HDF5, and Python’s pickle, each serving different purposes<text:a xlink:type="simple" xlink:href="https://machinelearningmastery.com/a-gentle-introduction-to-serialization-for-python/" office:target-frame-name="_top" xlink:show="replace" text:style-name="Internet_20_link" text:visited-style-name="Visited_20_Internet_20_Link"><text:span text:style-name="Default_20_Paragraph_20_Font"><text:span text:style-name="T2">1</text:span></text:span></text:a>. For instance, JSON returns a human-readable string form, while Python’s pickle library can return a byte array<text:a xlink:type="simple" xlink:href="https://machinelearningmastery.com/a-gentle-introduction-to-serialization-for-python/" office:target-frame-name="_top" xlink:show="replace" text:style-name="Internet_20_link" text:visited-style-name="Visited_20_Internet_20_Link"><text:span text:style-name="Default_20_Paragraph_20_Font"><text:span text:style-name="T2">1</text:span></text:span></text:a>.</text:p>
      <text:p text:style-name="Paragraph_20_Text_20_Style">Here's a simple example of serialization and deserialization using Python's <text:span text:style-name="Default_20_Paragraph_20_Font"><text:span text:style-name="T3">pickle</text:span></text:span> module:</text:p>
      <text:p text:style-name="Code_20_Style">import pickle</text:p>
      <text:p text:style-name="Code_20_Style"/>
      <text:p text:style-name="Code_20_Style"># Original object (a dictionary)</text:p>
      <text:p text:style-name="Code_20_Style">original = {'key': 'value'}</text:p>
      <text:p text:style-name="Code_20_Style"/>
      <text:p text:style-name="Code_20_Style"># Serialization</text:p>
      <text:p text:style-name="Code_20_Style">serialized = pickle.dumps(original)</text:p>
      <text:p text:style-name="Code_20_Style"/>
      <text:p text:style-name="Code_20_Style"># Deserialization</text:p>
      <text:p text:style-name="Code_20_Style">deserialized = pickle.loads(serialized)</text:p>
      <text:p text:style-name="Code_20_Style"/>
      <text:p text:style-name="Code_20_Style"># Now, original and deserialized are the same</text:p>
      <text:p text:style-name="Code_20_Style">assert original == deserialized</text:p>
      <text:p text:style-name="Paragraph_20_Text_20_Style">In this example, <text:span text:style-name="Default_20_Paragraph_20_Font"><text:span text:style-name="T3">pickle.dumps()</text:span></text:span> is used to serialize the dictionary <text:span text:style-name="Default_20_Paragraph_20_Font"><text:span text:style-name="T3">original</text:span></text:span>, and <text:span text:style-name="Default_20_Paragraph_20_Font"><text:span text:style-name="T3">pickle.loads()</text:span></text:span> is used to deserialize the data back into a dictionary. The deserialized object is identical to the original object.</text:p>
      <text:p text:style-name="P5">Source(s)</text:p>
      <text:p text:style-name="Citation_20_Style">1. <text:a xlink:type="simple" xlink:href="https://machinelearningmastery.com/a-gentle-introduction-to-serialization-for-python/" office:target-frame-name="_top" xlink:show="replace" text:style-name="Internet_20_link" text:visited-style-name="Visited_20_Internet_20_Link"><text:span text:style-name="Hyperlink">A Gentle Introduction to Serialization for Python</text:span></text:a></text:p>
      <text:p text:style-name="Citation_20_Style">2. <text:a xlink:type="simple" xlink:href="https://pythongeeks.org/python-serialization/" office:target-frame-name="_top" xlink:show="replace" text:style-name="Internet_20_link" text:visited-style-name="Visited_20_Internet_20_Link"><text:span text:style-name="Hyperlink">Python Serialization - Python Geeks</text:span></text:a></text:p>
      <text:p text:style-name="Citation_20_Style">3. <text:a xlink:type="simple" xlink:href="https://www.freecodecamp.org/news/what-is-serialization/" office:target-frame-name="_top" xlink:show="replace" text:style-name="Internet_20_link" text:visited-style-name="Visited_20_Internet_20_Link"><text:span text:style-name="Hyperlink">What is Serialization? - freeCodeCamp.org</text:span></text:a></text:p>
      <text:p text:style-name="Citation_20_Style">4. <text:a xlink:type="simple" xlink:href="https://realpython.com/lessons/serializing-objects/" office:target-frame-name="_top" xlink:show="replace" text:style-name="Internet_20_link" text:visited-style-name="Visited_20_Internet_20_Link"><text:span text:style-name="Hyperlink">Serializing Objects in Python – Real Python</text:span></text:a></text:p>
      <text:p text:style-name="Paragraph_20_Text_20_Style"/>
      <text:h text:style-name="Heading_20_1" text:outline-level="1"><text:soft-page-break/>User</text:h>
      <text:p text:style-name="Paragraph_20_Text_20_Style">where is a serialized object stored when I apply pickle.dumps()?</text:p>
      <text:h text:style-name="Heading_20_1" text:outline-level="1"><text:span text:style-name="Default_20_Paragraph_20_Font"><text:span text:style-name="T1">Bing</text:span></text:span></text:h>
      <text:p text:style-name="Paragraph_20_Text_20_Style">When you use <text:span text:style-name="Default_20_Paragraph_20_Font"><text:span text:style-name="T3">pickle.dumps()</text:span></text:span>, the serialized object is stored in memory as a bytes object, not in a file or a database. Here's an example:</text:p>
      <text:p text:style-name="Code_20_Style">import pickle</text:p>
      <text:p text:style-name="Code_20_Style"/>
      <text:p text:style-name="Code_20_Style"># Original object (a dictionary)</text:p>
      <text:p text:style-name="Code_20_Style">original = {'key': 'value'}</text:p>
      <text:p text:style-name="Code_20_Style"/>
      <text:p text:style-name="Code_20_Style"># Serialization</text:p>
      <text:p text:style-name="Code_20_Style">serialized = pickle.dumps(original)</text:p>
      <text:p text:style-name="Code_20_Style"/>
      <text:p text:style-name="Code_20_Style">print(type(serialized)) <text:s/># &lt;class 'bytes'&gt;</text:p>
      <text:p text:style-name="Code_20_Style">print(serialized) <text:s/># b'\x80\x04\x95\x11\x00\x00\x00\x00\x00\x00\x00}\x94\x8c\x03key\x94\x8c\x05value\x94s.'</text:p>
      <text:p text:style-name="Paragraph_20_Text_20_Style">In this example, <text:span text:style-name="Default_20_Paragraph_20_Font"><text:span text:style-name="T3">serialized</text:span></text:span> is a bytes object that represents the serialized form of the original dictionary. You can keep this bytes object in memory, send it over a network, or write it to a file or a database if you want to store it persistently.</text:p>
      <text:p text:style-name="Paragraph_20_Text_20_Style">If you want to store the serialized object in a file directly, you can use <text:span text:style-name="Default_20_Paragraph_20_Font"><text:span text:style-name="T3">pickle.dump()</text:span></text:span> instead of <text:span text:style-name="Default_20_Paragraph_20_Font"><text:span text:style-name="T3">pickle.dumps()</text:span></text:span>. Here's an example:</text:p>
      <text:p text:style-name="Code_20_Style">import pickle</text:p>
      <text:p text:style-name="Code_20_Style"/>
      <text:p text:style-name="Code_20_Style"># Original object (a dictionary)</text:p>
      <text:p text:style-name="Code_20_Style">original = {'key': 'value'}</text:p>
      <text:p text:style-name="Code_20_Style"/>
      <text:p text:style-name="Code_20_Style"># Serialization and writing to a file</text:p>
      <text:p text:style-name="Code_20_Style">with open('file.pkl', 'wb') as f:</text:p>
      <text:p text:style-name="Code_20_Style"><text:s text:c="4"/>pickle.dump(original, f)</text:p>
      <text:p text:style-name="Paragraph_20_Text_20_Style">In this example, <text:span text:style-name="Default_20_Paragraph_20_Font"><text:span text:style-name="T3">pickle.dump()</text:span></text:span> writes the serialized object directly to a file named 'file.pkl'. You can then read this file and deserialize the object using <text:span text:style-name="Default_20_Paragraph_20_Font"><text:span text:style-name="T3">pickle.load()</text:span></text:span>.</text:p>
      <text:h text:style-name="Heading_20_1" text:outline-level="1">User</text:h>
      <text:p text:style-name="Paragraph_20_Text_20_Style">Is the any way of converting a python project into binaries like what happens with any compiled progamming language so I can distribute executable files that won't need the python interpreter to be installed in the user's machine?</text:p>
      <text:h text:style-name="Heading_20_1" text:outline-level="1"><text:soft-page-break/><text:span text:style-name="Default_20_Paragraph_20_Font"><text:span text:style-name="T1">Bing</text:span></text:span></text:h>
      <text:p text:style-name="Paragraph_20_Text_20_Style">Yes, there are several ways to convert a Python script into a standalone executable file that can be run on a machine without requiring Python to be installed<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 Here are a few methods:</text:p>
      <text:list xml:id="list2909688054" text:style-name="L1">
        <text:list-item>
          <text:p text:style-name="P10"><text:span text:style-name="Default_20_Paragraph_20_Font"><text:span text:style-name="T4">PyInstaller</text:span></text:span>: PyInstaller is a popular tool that can package Python programs into standalone executables. It works across many platforms including Windows, MacOS, and Linux<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text:span text:style-name="T2">1</text:span></text:span></text:a>. Here's a basic usage example:</text:p>
        </text:list-item>
        <text:list-item>
          <text:p text:style-name="P10">This will create an executable in a <text:span text:style-name="Default_20_Paragraph_20_Font"><text:span text:style-name="T3">dist</text:span></text:span> folder in the same directory.</text:p>
        </text:list-item>
        <text:list-item>
          <text:p text:style-name="P10"><text:span text:style-name="Default_20_Paragraph_20_Font"><text:span text:style-name="T4">cx_Freeze</text:span></text:span>: cx_Freeze is another tool for creating executables from Python scripts. It's similar to PyInstaller and works on different platforms<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text:span text:style-name="T2">1</text:span></text:span></text:a>.</text:p>
        </text:list-item>
        <text:list-item>
          <text:p text:style-name="P10"><text:span text:style-name="Default_20_Paragraph_20_Font"><text:span text:style-name="T4">Cython</text:span></text:span>: Cython is a programming language that is a superset of Python. It allows Python code to be converted into C code, and from there compiled into a binary executable. This method can result in smaller file sizes compared to PyInstaller or cx_Freeze<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text:span text:style-name="T2">1</text:span></text:span></text:a>. Here's a basic usage example:</text:p>
        </text:list-item>
        <text:list-item>
          <text:p text:style-name="P10">This will create an executable named <text:span text:style-name="Default_20_Paragraph_20_Font"><text:span text:style-name="T3">your_executable</text:span></text:span>.</text:p>
        </text:list-item>
      </text:list>
      <text:p text:style-name="Paragraph_20_Text_20_Style">Please note that while these methods can create standalone executables, the resulting files can still be quite large, as they need to include a Python interpreter as well as any required libraries<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text:span text:style-name="T2">1</text:span></text:span></text:a>. Also, these methods do not truly "compile" your Python code in the way a C++ or Java compiler would. Instead, they bundle your script with a Python interpreter into a single package<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text:span text:style-name="T2">1</text:span></text:span></text:a>.</text:p>
      <text:p text:style-name="P5">Source(s)</text:p>
      <text:p text:style-name="Citation_20_Style">1. <text:a xlink:type="simple" xlink:href="https://stackoverflow.com/questions/39913847/is-there-a-way-to-compile-a-python-application-into-static-binary" office:target-frame-name="_top" xlink:show="replace" text:style-name="Internet_20_link" text:visited-style-name="Visited_20_Internet_20_Link"><text:span text:style-name="Hyperlink">Is there a way to compile a python application into static binary?</text:span></text:a></text:p>
      <text:p text:style-name="Citation_20_Style">2. <text:a xlink:type="simple" xlink:href="https://stackoverflow.com/questions/12339671/how-to-compile-python-script-to-binary-executable" office:target-frame-name="_top" xlink:show="replace" text:style-name="Internet_20_link" text:visited-style-name="Visited_20_Internet_20_Link"><text:span text:style-name="Hyperlink">How to compile python script to binary executable</text:span></text:a></text:p>
      <text:p text:style-name="Citation_20_Style">3. <text:a xlink:type="simple" xlink:href="https://www.baeldung.com/linux/python-binary" office:target-frame-name="_top" xlink:show="replace" text:style-name="Internet_20_link" text:visited-style-name="Visited_20_Internet_20_Link"><text:span text:style-name="Hyperlink">Creating a Binary From a Python File | Baeldung on Linux</text:span></text:a></text:p>
      <text:p text:style-name="Citation_20_Style">4. <text:a xlink:type="simple" xlink:href="https://stackoverflow.com/a/22040484/5714445%29" office:target-frame-name="_top" xlink:show="replace" text:style-name="Internet_20_link" text:visited-style-name="Visited_20_Internet_20_Link"><text:span text:style-name="Hyperlink">https://stackoverflow.com/a/22040484/5714445%29</text:span></text:a></text:p>
      <text:p text:style-name="Paragraph_20_Text_20_Style"/>
      <text:h text:style-name="Heading_20_1" text:outline-level="1">User</text:h>
      <text:p text:style-name="Paragraph_20_Text_20_Style">and what if my project consists of more than one script file, with, let's say, many modules?</text:p>
      <text:h text:style-name="Heading_20_1" text:outline-level="1"><text:soft-page-break/><text:span text:style-name="Default_20_Paragraph_20_Font"><text:span text:style-name="T1">Bing</text:span></text:span></text:h>
      <text:p text:style-name="Paragraph_20_Text_20_Style">Yes, you can still convert a multi-file Python project into a standalone executable. Tools like PyInstaller, cx_Freeze, and Cython can handle projects with multiple modules and packages<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text:p>
      <text:p text:style-name="Paragraph_20_Text_20_Style">For instance, when using PyInstaller, you typically point it to the main entry point script of your application (the script that you run to start your application). PyInstaller will analyze your script and find all the import statements, and it will include all those modules in the output executable<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 Here's an example:</text:p>
      <text:p text:style-name="Code_20_Style">pyinstaller main.py</text:p>
      <text:p text:style-name="Paragraph_20_Text_20_Style">In this example, <text:span text:style-name="Default_20_Paragraph_20_Font"><text:span text:style-name="T3">main.py</text:span></text:span> is the entry point script that imports other modules or packages in your project. PyInstaller will follow these imports to include the whole project in the executable.</text:p>
      <text:p text:style-name="Paragraph_20_Text_20_Style">Remember to ensure that all dependencies are installed in your environment when you run PyInstaller, so they can be included in the executable<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text:p>
      <text:p text:style-name="Paragraph_20_Text_20_Style">Also, if your project has non-Python files that it needs to run (like images, data files, etc.), you'll need to specify them with the <text:span text:style-name="Default_20_Paragraph_20_Font"><text:span text:style-name="T3">--add-data</text:span></text:span> option<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 Here's an example:</text:p>
      <text:p text:style-name="Code_20_Style">pyinstaller --add-data 'path/to/data/file:data' main.py</text:p>
      <text:p text:style-name="Paragraph_20_Text_20_Style">In this example, <text:span text:style-name="Default_20_Paragraph_20_Font"><text:span text:style-name="T3">path/to/data/file</text:span></text:span> is the path to the data file in your development environment, and <text:span text:style-name="Default_20_Paragraph_20_Font"><text:span text:style-name="T3">data</text:span></text:span> is the path where the file will be located in the executable<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text:p>
      <text:p text:style-name="Paragraph_20_Text_20_Style">Please note that creating an executable from a Python project is a complex task that can require careful configuration, especially for larger projects<text:a xlink:type="simple" xlink:href="https://stackoverflow.com/questions/39913847/is-there-a-way-to-compile-a-python-application-into-static-binary" office:target-frame-name="_top" xlink:show="replace" text:style-name="Internet_20_link" text:visited-style-name="Visited_20_Internet_20_Link"><text:span text:style-name="Default_20_Paragraph_20_Font">1</text:span></text:a><text:a xlink:type="simple" xlink:href="https://stackoverflow.com/questions/12339671/how-to-compile-python-script-to-binary-executable" office:target-frame-name="_top" xlink:show="replace" text:style-name="Internet_20_link" text:visited-style-name="Visited_20_Internet_20_Link"><text:span text:style-name="Default_20_Paragraph_20_Font">2</text:span></text:a>. Be sure to thoroughly test your executable to make sure it works as expected.</text:p>
      <text:p text:style-name="P5">Source(s)</text:p>
      <text:p text:style-name="Citation_20_Style">1. <text:a xlink:type="simple" xlink:href="https://stackoverflow.com/questions/39913847/is-there-a-way-to-compile-a-python-application-into-static-binary" office:target-frame-name="_top" xlink:show="replace" text:style-name="Internet_20_link" text:visited-style-name="Visited_20_Internet_20_Link"><text:span text:style-name="Hyperlink">Is there a way to compile a python application into static binary?</text:span></text:a></text:p>
      <text:p text:style-name="Citation_20_Style">2. <text:a xlink:type="simple" xlink:href="https://stackoverflow.com/questions/12339671/how-to-compile-python-script-to-binary-executable" office:target-frame-name="_top" xlink:show="replace" text:style-name="Internet_20_link" text:visited-style-name="Visited_20_Internet_20_Link"><text:span text:style-name="Hyperlink">How to compile python script to binary executable</text:span></text:a></text:p>
      <text:p text:style-name="Citation_20_Style">3. <text:a xlink:type="simple" xlink:href="https://techmonger.github.io/82/pyinstaller-script-to-binary/" office:target-frame-name="_top" xlink:show="replace" text:style-name="Internet_20_link" text:visited-style-name="Visited_20_Internet_20_Link"><text:span text:style-name="Hyperlink">Generate Executable Binary From Python Program - Tech Monger</text:span></text:a></text:p>
      <text:p text:style-name="Citation_20_Style">4. <text:a xlink:type="simple" xlink:href="https://storage-admin.com/how-convert-python-scripts-to-binary-files/" office:target-frame-name="_top" xlink:show="replace" text:style-name="Internet_20_link" text:visited-style-name="Visited_20_Internet_20_Link"><text:span text:style-name="Hyperlink">How to Convert Python Scripts To Binary Files (.exe)</text:span></text:a></text:p>
      <text:p text:style-name="Citation_20_Style">5. <text:a xlink:type="simple" xlink:href="https://stackoverflow.com/a/22040484/5714445%29" office:target-frame-name="_top" xlink:show="replace" text:style-name="Internet_20_link" text:visited-style-name="Visited_20_Internet_20_Link"><text:span text:style-name="Hyperlink">https://stackoverflow.com/a/22040484/5714445%29</text:span></text:a></text:p>
      <text:p text:style-name="Paragraph_20_Text_20_Style"/>
      <text:h text:style-name="Heading_20_1" text:outline-level="1"><text:soft-page-break/>User</text:h>
      <text:p text:style-name="Paragraph_20_Text_20_Style">Can you give me ways of deleting elements from a list object in python?</text:p>
      <text:h text:style-name="Heading_20_1" text:outline-level="1"><text:span text:style-name="Default_20_Paragraph_20_Font"><text:span text:style-name="T1">Bing</text:span></text:span></text:h>
      <text:p text:style-name="Paragraph_20_Text_20_Style">Sure, there are several ways to delete elements from a list in Python:</text:p>
      <text:list xml:id="list122336147010789" text:continue-numbering="true" text:style-name="L1">
        <text:list-item>
          <text:p text:style-name="P10"><text:span text:style-name="Default_20_Paragraph_20_Font"><text:span text:style-name="T4">Using the `del` statement</text:span></text:span>: You can use the <text:span text:style-name="Default_20_Paragraph_20_Font"><text:span text:style-name="T3">del</text:span></text:span> statement to remove an element at a specific index. Here's an example:</text:p>
        </text:list-item>
        <text:list-item>
          <text:p text:style-name="P10"><text:span text:style-name="Default_20_Paragraph_20_Font"><text:span text:style-name="T4">Using the `remove()` method</text:span></text:span>: The <text:span text:style-name="Default_20_Paragraph_20_Font"><text:span text:style-name="T3">remove()</text:span></text:span> method removes the first matching value from the list. Here's an example:</text:p>
        </text:list-item>
        <text:list-item>
          <text:p text:style-name="P10"><text:span text:style-name="Default_20_Paragraph_20_Font"><text:span text:style-name="T4">Using the `pop()` method</text:span></text:span>: The <text:span text:style-name="Default_20_Paragraph_20_Font"><text:span text:style-name="T3">pop()</text:span></text:span> method removes the element at a specific index and returns it. If no index is specified, it removes and returns the last element. Here's an example:</text:p>
        </text:list-item>
        <text:list-item>
          <text:p text:style-name="P10"><text:span text:style-name="Default_20_Paragraph_20_Font"><text:span text:style-name="T4">Using list comprehension</text:span></text:span>: This is a more advanced method, but it's very useful when you want to remove multiple elements that meet a certain condition. Here's an example:</text:p>
        </text:list-item>
      </text:list>
      <text:p text:style-name="Paragraph_20_Text_20_Style">Remember that all these methods modify the original list. If you want to keep the original list unchanged, you should create a copy before performing these operations.</text:p>
      <text:h text:style-name="Heading_20_1" text:outline-level="1">User</text:h>
      <text:p text:style-name="Paragraph_20_Text_20_Style">del and pop() seem to do the same job. What's the difference between them?</text:p>
      <text:h text:style-name="Heading_20_1" text:outline-level="1"><text:span text:style-name="Default_20_Paragraph_20_Font"><text:span text:style-name="T1">Bing</text:span></text:span></text:h>
      <text:p text:style-name="Paragraph_20_Text_20_Style">While both <text:span text:style-name="Default_20_Paragraph_20_Font"><text:span text:style-name="T3">del</text:span></text:span> and <text:span text:style-name="Default_20_Paragraph_20_Font"><text:span text:style-name="T3">pop()</text:span></text:span> can be used to remove elements from a list, there are some key differences between them:</text:p>
      <text:list xml:id="list122335781153973" text:continue-numbering="true" text:style-name="L1">
        <text:list-item>
          <text:p text:style-name="P10"><text:span text:style-name="Default_20_Paragraph_20_Font"><text:span text:style-name="T4">Return Value</text:span></text:span>: The <text:span text:style-name="Default_20_Paragraph_20_Font"><text:span text:style-name="T3">pop()</text:span></text:span> method removes the element at a specific index and <text:span text:style-name="Default_20_Paragraph_20_Font"><text:span text:style-name="T4">returns it</text:span></text:span>. This is useful when you want to use the removed value. On the other hand, the <text:span text:style-name="Default_20_Paragraph_20_Font"><text:span text:style-name="T3">del</text:span></text:span> statement does not return anything. It simply removes the element and that's it.</text:p>
        </text:list-item>
        <text:list-item>
          <text:p text:style-name="P10">In this example, <text:span text:style-name="Default_20_Paragraph_20_Font"><text:span text:style-name="T3">pop()</text:span></text:span> removes the second element (2) and returns it.</text:p>
          <text:p text:style-name="P10"><text:soft-page-break/><text:span text:style-name="Default_20_Paragraph_20_Font"><text:span text:style-name="T4"/></text:span></text:p>
        </text:list-item>
        <text:list-item>
          <text:p text:style-name="P10"><text:span text:style-name="Default_20_Paragraph_20_Font"><text:span text:style-name="T4">Usage with Indices</text:span></text:span>: The <text:span text:style-name="Default_20_Paragraph_20_Font"><text:span text:style-name="T3">pop()</text:span></text:span> method requires an index. If no index is provided, it removes the last element. The <text:span text:style-name="Default_20_Paragraph_20_Font"><text:span text:style-name="T3">del</text:span></text:span> statement can also work with indices, but it can also remove slices of a list or the entire list.</text:p>
        </text:list-item>
        <text:list-item>
          <text:p text:style-name="P10">In this example, <text:span text:style-name="Default_20_Paragraph_20_Font"><text:span text:style-name="T3">del</text:span></text:span> removes a slice of the list.</text:p>
        </text:list-item>
        <text:list-item>
          <text:p text:style-name="P10"><text:span text:style-name="Default_20_Paragraph_20_Font"><text:span text:style-name="T4">Error Handling</text:span></text:span>: If you try to <text:span text:style-name="Default_20_Paragraph_20_Font"><text:span text:style-name="T3">pop()</text:span></text:span> an index that doesn't exist, Python will raise an <text:span text:style-name="Default_20_Paragraph_20_Font"><text:span text:style-name="T3">IndexError</text:span></text:span>. But if you try to <text:span text:style-name="Default_20_Paragraph_20_Font"><text:span text:style-name="T3">del</text:span></text:span> a non-existent index, you'll also get an <text:span text:style-name="Default_20_Paragraph_20_Font"><text:span text:style-name="T3">IndexError</text:span></text:span>.</text:p>
        </text:list-item>
      </text:list>
      <text:p text:style-name="Paragraph_20_Text_20_Style">In summary, while <text:span text:style-name="Default_20_Paragraph_20_Font"><text:span text:style-name="T3">del</text:span></text:span> and <text:span text:style-name="Default_20_Paragraph_20_Font"><text:span text:style-name="T3">pop()</text:span></text:span> can both remove elements from a list, <text:span text:style-name="Default_20_Paragraph_20_Font"><text:span text:style-name="T3">pop()</text:span></text:span> is more commonly used when you need to use the removed element, and <text:span text:style-name="Default_20_Paragraph_20_Font"><text:span text:style-name="T3">del</text:span></text:span> is used when you just want to delete an element (or elements) and don't need to use the removed value(s).</text:p>
      <text:h text:style-name="Heading_20_1" text:outline-level="1">User</text:h>
      <text:p text:style-name="Paragraph_20_Text_20_Style">So, both will "complain" raising an IndexError if they are requested to remove an item that does not exist?</text:p>
      <text:h text:style-name="Heading_20_1" text:outline-level="1"><text:span text:style-name="Default_20_Paragraph_20_Font"><text:span text:style-name="T1">Bing</text:span></text:span></text:h>
      <text:p text:style-name="Paragraph_20_Text_20_Style">Yes, that's correct. Both <text:span text:style-name="Default_20_Paragraph_20_Font"><text:span text:style-name="T3">del</text:span></text:span> and <text:span text:style-name="Default_20_Paragraph_20_Font"><text:span text:style-name="T3">pop()</text:span></text:span> will raise an <text:span text:style-name="Default_20_Paragraph_20_Font"><text:span text:style-name="T3">IndexError</text:span></text:span> if you try to remove an item at an index that does not exist in the list. Here's an example:</text:p>
      <text:p text:style-name="Code_20_Style">list1 = [1, 2, 3, 4, 5]</text:p>
      <text:p text:style-name="Code_20_Style"/>
      <text:p text:style-name="Code_20_Style"># Trying to remove an item at an index that does not exist</text:p>
      <text:p text:style-name="Code_20_Style">try:</text:p>
      <text:p text:style-name="Code_20_Style"><text:s text:c="4"/>del list1[10]</text:p>
      <text:p text:style-name="Code_20_Style">except IndexError as e:</text:p>
      <text:p text:style-name="Code_20_Style"><text:s text:c="4"/>print("del: ", e) <text:s/># Outputs: del: <text:s/>list assignment index out of range</text:p>
      <text:p text:style-name="Code_20_Style"/>
      <text:p text:style-name="Code_20_Style">try:</text:p>
      <text:p text:style-name="Code_20_Style"><text:s text:c="4"/>list1.pop(10)</text:p>
      <text:p text:style-name="Code_20_Style">except IndexError as e:</text:p>
      <text:p text:style-name="Code_20_Style"><text:s text:c="4"/>print("pop: ", e) <text:s/># Outputs: pop: <text:s/>pop index out of range</text:p>
      <text:p text:style-name="P12">In this example, both <text:span text:style-name="Default_20_Paragraph_20_Font"><text:span text:style-name="T3">del list1[10]</text:span></text:span> and <text:span text:style-name="Default_20_Paragraph_20_Font"><text:span text:style-name="T3">list1.pop(10)</text:span></text:span> raise an <text:span text:style-name="Default_20_Paragraph_20_Font"><text:span text:style-name="T3">IndexError</text:span></text:span> because there is no item at index 10 in the list. The error messages are slightly different, but they both indicate that the index is out of range. It's good </text:p>
      <text:p text:style-name="P12"><text:soft-page-break/></text:p>
      <text:p text:style-name="P12">practice to handle these potential errors in your code to prevent your program from crashing unexpectedly. You can do this using try/except blocks as shown above.</text:p>
      <text:h text:style-name="Heading_20_1" text:outline-level="1">User</text:h>
      <text:p text:style-name="Paragraph_20_Text_20_Style">Can I use pop() and del without specifying an index?</text:p>
      <text:h text:style-name="Heading_20_1" text:outline-level="1"><text:span text:style-name="Default_20_Paragraph_20_Font"><text:span text:style-name="T1">Bing</text:span></text:span></text:h>
      <text:p text:style-name="Paragraph_20_Text_20_Style">Yes, you can use both <text:span text:style-name="Default_20_Paragraph_20_Font"><text:span text:style-name="T3">pop()</text:span></text:span> and <text:span text:style-name="Default_20_Paragraph_20_Font"><text:span text:style-name="T3">del</text:span></text:span> without specifying an index, but they behave differently:</text:p>
      <text:list xml:id="list122334990465939" text:continue-numbering="true" text:style-name="L1">
        <text:list-item>
          <text:p text:style-name="P10"><text:span text:style-name="Default_20_Paragraph_20_Font"><text:span text:style-name="T4">pop()</text:span></text:span>: When used without an index, <text:span text:style-name="Default_20_Paragraph_20_Font"><text:span text:style-name="T3">pop()</text:span></text:span> removes and returns the last item in the list. If the list is empty, it raises an <text:span text:style-name="Default_20_Paragraph_20_Font"><text:span text:style-name="T3">IndexError</text:span></text:span>.</text:p>
        </text:list-item>
        <text:list-item>
          <text:p text:style-name="P10"><text:span text:style-name="Default_20_Paragraph_20_Font"><text:span text:style-name="T4">del</text:span></text:span>: When used without an index or slice, <text:span text:style-name="Default_20_Paragraph_20_Font"><text:span text:style-name="T3">del</text:span></text:span> can remove the entire list or variable.</text:p>
        </text:list-item>
        <text:list-item>
          <text:p text:style-name="P10">After this code, <text:span text:style-name="Default_20_Paragraph_20_Font"><text:span text:style-name="T3">list1</text:span></text:span> no longer exists. If you try to access it, you'll get a <text:span text:style-name="Default_20_Paragraph_20_Font"><text:span text:style-name="T3">NameError</text:span></text:span>.</text:p>
        </text:list-item>
      </text:list>
      <text:p text:style-name="Paragraph_20_Text_20_Style">Remember, <text:span text:style-name="Default_20_Paragraph_20_Font"><text:span text:style-name="T3">del</text:span></text:span> and <text:span text:style-name="Default_20_Paragraph_20_Font"><text:span text:style-name="T3">pop()</text:span></text:span> modify the original list. If you want to keep the original list unchanged, you should create a copy before performing these operations.</text:p>
      <text:h text:style-name="Heading_20_1" text:outline-level="1">User</text:h>
      <text:p text:style-name="Paragraph_20_Text_20_Style">can you give an example of copying a list that is a pointer to the same object in memory and a real copy of a list?</text:p>
      <text:h text:style-name="Heading_20_1" text:outline-level="1"><text:span text:style-name="Default_20_Paragraph_20_Font"><text:span text:style-name="T1">Bing</text:span></text:span></text:h>
      <text:p text:style-name="Paragraph_20_Text_20_Style">Sure, here are examples of both:</text:p>
      <text:list xml:id="list122335039608371" text:continue-numbering="true" text:style-name="L1">
        <text:list-item>
          <text:p text:style-name="P10"><text:span text:style-name="Default_20_Paragraph_20_Font"><text:span text:style-name="T4">Copying a list that is a pointer to the same object in memory (Shallow Copy)</text:span></text:span>: This is also known as creating a reference to the list. Both lists point to the same object, and changes to one list will affect the other.</text:p>
          <text:p text:style-name="P10"><text:span text:style-name="Default_20_Paragraph_20_Font"><text:span text:style-name="T4"/></text:span></text:p>
        </text:list-item>
      </text:list>
      <text:p text:style-name="Paragraph_20_Text_20_Style"><text:soft-page-break/><text:span text:style-name="Default_20_Paragraph_20_Font"><text:span text:style-name="T4"/></text:span></text:p>
      <text:list xml:id="list122335752099665" text:continue-numbering="true" text:style-name="L1">
        <text:list-item>
          <text:p text:style-name="P10"><text:span text:style-name="Default_20_Paragraph_20_Font"><text:span text:style-name="T4">Creating a real copy of a list (Deep Copy)</text:span></text:span>: This creates a new list with the same elements. Changes to one list will not affect the other.</text:p>
        </text:list-item>
      </text:list>
      <text:p text:style-name="Paragraph_20_Text_20_Style">In the first example, <text:span text:style-name="Default_20_Paragraph_20_Font"><text:span text:style-name="T3">list1</text:span></text:span> and <text:span text:style-name="Default_20_Paragraph_20_Font"><text:span text:style-name="T3">list2</text:span></text:span> are two names for the same list, so changes to one affect the other. In the second example, <text:span text:style-name="Default_20_Paragraph_20_Font"><text:span text:style-name="T3">list1</text:span></text:span> and <text:span text:style-name="Default_20_Paragraph_20_Font"><text:span text:style-name="T3">list2</text:span></text:span> are separate lists, so changes to one do not affect the other. This is an important distinction to understand when working with mutable objects in Python.</text:p>
      <text:h text:style-name="Heading_20_1" text:outline-level="1">User</text:h>
      <text:p text:style-name="Paragraph_20_Text_20_Style">If I have list1 = [1,2,3,4,5,6] and I do list2 = list1[:] Is that correct? Will that be a deep copy?</text:p>
      <text:h text:style-name="Heading_20_1" text:outline-level="1"><text:span text:style-name="Default_20_Paragraph_20_Font"><text:span text:style-name="T1">Bing</text:span></text:span></text:h>
      <text:p text:style-name="Paragraph_20_Text_20_Style">Yes, that's correct. Using <text:span text:style-name="Default_20_Paragraph_20_Font"><text:span text:style-name="T3">list2 = list1[:]</text:span></text:span> creates a new list that is a copy of <text:span text:style-name="Default_20_Paragraph_20_Font"><text:span text:style-name="T3">list1</text:span></text:span>. This is known as slicing, and it can be used to make a new copy of a list. In this case, it's making a copy of the entire list. Here's an example:</text:p>
      <text:p text:style-name="Code_20_Style">list1 = [1, 2, 3, 4, 5, 6]</text:p>
      <text:p text:style-name="Code_20_Style">list2 = list1[:] <text:s/># This creates a new list with the same elements</text:p>
      <text:p text:style-name="Code_20_Style"/>
      <text:p text:style-name="Code_20_Style"># Changing list2 will not change list1</text:p>
      <text:p text:style-name="Code_20_Style">list2.append(7)</text:p>
      <text:p text:style-name="Code_20_Style">print(list1) <text:s/># Outputs: [1, 2, 3, 4, 5, 6]</text:p>
      <text:p text:style-name="Code_20_Style">print(list2) <text:s/># Outputs: [1, 2, 3, 4, 5, 6, 7]</text:p>
      <text:p text:style-name="Paragraph_20_Text_20_Style">In this example, <text:span text:style-name="Default_20_Paragraph_20_Font"><text:span text:style-name="T3">list1</text:span></text:span> and <text:span text:style-name="Default_20_Paragraph_20_Font"><text:span text:style-name="T3">list2</text:span></text:span> are separate lists, so changes to one do not affect the other. This is similar to using the <text:span text:style-name="Default_20_Paragraph_20_Font"><text:span text:style-name="T3">copy()</text:span></text:span> method. However, please note that this is a shallow copy, which means that if the list contains mutable elements (like lists), changes to those elements will be reflected in both lists. For copying nested lists or lists containing mutable elements, you would need a deep copy. You can create a deep copy using the <text:span text:style-name="Default_20_Paragraph_20_Font"><text:span text:style-name="T3">copy.deepcopy()</text:span></text:span> function from the <text:span text:style-name="Default_20_Paragraph_20_Font"><text:span text:style-name="T3">copy</text:span></text:span> module.</text:p>
      <text:h text:style-name="Heading_20_1" text:outline-level="1">User</text:h>
      <text:p text:style-name="Paragraph_20_Text_20_Style">What are mutable elements, please?</text:p>
      <text:h text:style-name="Heading_20_1" text:outline-level="1"><text:span text:style-name="Default_20_Paragraph_20_Font"><text:span text:style-name="T1">Bing</text:span></text:span></text:h>
      <text:p text:style-name="Paragraph_20_Text_20_Style"/>
      <text:p text:style-name="Paragraph_20_Text_20_Style"><text:soft-page-break/></text:p>
      <text:p text:style-name="Paragraph_20_Text_20_Style">In Python, elements or objects are classified as either mutable or immutable based on whether their state or content can be changed after they are created<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text:p>
      <text:p text:style-name="Paragraph_20_Text_20_Style"><text:span text:style-name="Default_20_Paragraph_20_Font"><text:span text:style-name="T4">Mutable objects</text:span></text:span> are those whose content or state can be changed after they are created<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 Examples of mutable objects in Python include lists, dictionaries, and sets<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 For instance, you can change, add, or remove items from a list or dictionary after it is created<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text:p>
      <text:p text:style-name="Paragraph_20_Text_20_Style">Here's an example with a list:</text:p>
      <text:p text:style-name="Code_20_Style"># A list is a mutable object</text:p>
      <text:p text:style-name="Code_20_Style">list1 = [1, 2, 3]</text:p>
      <text:p text:style-name="Code_20_Style">list1.append(4) <text:s/># You can add an element to the list</text:p>
      <text:p text:style-name="Code_20_Style">print(list1) <text:s/># Outputs: [1, 2, 3, 4]</text:p>
      <text:p text:style-name="Paragraph_20_Text_20_Style">In this example, <text:span text:style-name="Default_20_Paragraph_20_Font"><text:span text:style-name="T3">list1</text:span></text:span> is a mutable object because you can add an element to it after it is created.</text:p>
      <text:p text:style-name="Paragraph_20_Text_20_Style">On the other hand, <text:span text:style-name="Default_20_Paragraph_20_Font"><text:span text:style-name="T4">immutable objects</text:span></text:span> are those whose content or state cannot be changed once they are created<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 Examples of immutable objects in Python include numbers, strings, and tuples<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 For instance, once a string or tuple is created, you cannot change its content<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text:p>
      <text:p text:style-name="Paragraph_20_Text_20_Style">Here's an example with a string:</text:p>
      <text:p text:style-name="Code_20_Style"># A string is an immutable object</text:p>
      <text:p text:style-name="Code_20_Style">str1 = "Hello"</text:p>
      <text:p text:style-name="Code_20_Style">try:</text:p>
      <text:p text:style-name="Code_20_Style"><text:s text:c="4"/>str1[0] = "h"</text:p>
      <text:p text:style-name="Code_20_Style">except TypeError as e:</text:p>
      <text:p text:style-name="Code_20_Style"><text:s text:c="4"/>print(e) <text:s/># Outputs: 'str' object does not support item assignment</text:p>
      <text:p text:style-name="Paragraph_20_Text_20_Style">In this example, <text:span text:style-name="Default_20_Paragraph_20_Font"><text:span text:style-name="T3">str1</text:span></text:span> is an immutable object because you cannot change its content after it is created.</text:p>
      <text:p text:style-name="Paragraph_20_Text_20_Style">Understanding the difference between mutable and immutable objects is important when working with Python, especially when dealing with complex data structures and functions<text:a xlink:type="simple" xlink:href="https://realpython.com/python-mutable-vs-immutable-types/" office:target-frame-name="_top" xlink:show="replace" text:style-name="Internet_20_link" text:visited-style-name="Visited_20_Internet_20_Link"><text:span text:style-name="Default_20_Paragraph_20_Font">1</text:span></text:a><text:a xlink:type="simple" xlink:href="https://www.geeksforgeeks.org/mutable-vs-immutable-objects-in-python/" office:target-frame-name="_top" xlink:show="replace" text:style-name="Internet_20_link" text:visited-style-name="Visited_20_Internet_20_Link"><text:span text:style-name="Default_20_Paragraph_20_Font">2</text:span></text:a><text:a xlink:type="simple" xlink:href="https://www.pythontutorial.net/advanced-python/python-mutable-and-immutable/" office:target-frame-name="_top" xlink:show="replace" text:style-name="Internet_20_link" text:visited-style-name="Visited_20_Internet_20_Link"><text:span text:style-name="Default_20_Paragraph_20_Font">3</text:span></text:a><text:a xlink:type="simple" xlink:href="https://stackoverflow.com/questions/8056130/immutable-vs-mutable-types" office:target-frame-name="_top" xlink:show="replace" text:style-name="Internet_20_link" text:visited-style-name="Visited_20_Internet_20_Link"><text:span text:style-name="Default_20_Paragraph_20_Font">4</text:span></text:a>.</text:p>
      <text:p text:style-name="P5">Source(s)</text:p>
      <text:list xml:id="list275285093" text:style-name="L3">
        <text:list-item>
          <text:p text:style-name="P6"><text:a xlink:type="simple" xlink:href="https://realpython.com/python-mutable-vs-immutable-types/" office:target-frame-name="_top" xlink:show="replace" text:style-name="Internet_20_link" text:visited-style-name="Visited_20_Internet_20_Link"><text:span text:style-name="Hyperlink">Python's Mutable vs Immutable Types: What's the Difference?</text:span></text:a></text:p>
        </text:list-item>
      </text:list>
      <text:p text:style-name="Citation_20_Style"><text:soft-page-break/></text:p>
      <text:p text:style-name="Citation_20_Style">2. <text:a xlink:type="simple" xlink:href="https://www.geeksforgeeks.org/mutable-vs-immutable-objects-in-python/" office:target-frame-name="_top" xlink:show="replace" text:style-name="Internet_20_link" text:visited-style-name="Visited_20_Internet_20_Link"><text:span text:style-name="Hyperlink">Mutable vs Immutable Objects in Python - GeeksforGeeks</text:span></text:a></text:p>
      <text:p text:style-name="Citation_20_Style">3. <text:a xlink:type="simple" xlink:href="https://www.pythontutorial.net/advanced-python/python-mutable-and-immutable/" office:target-frame-name="_top" xlink:show="replace" text:style-name="Internet_20_link" text:visited-style-name="Visited_20_Internet_20_Link"><text:span text:style-name="Hyperlink">Understanding Python Mutable and Immutable Clearly</text:span></text:a></text:p>
      <text:p text:style-name="Citation_20_Style">4. <text:a xlink:type="simple" xlink:href="https://stackoverflow.com/questions/8056130/immutable-vs-mutable-types" office:target-frame-name="_top" xlink:show="replace" text:style-name="Internet_20_link" text:visited-style-name="Visited_20_Internet_20_Link"><text:span text:style-name="Hyperlink">python - Immutable vs Mutable types - Stack Overflow</text:span></text:a></text:p>
      <text:p text:style-name="Paragraph_20_Text_20_Style"/>
      <text:h text:style-name="Heading_20_1" text:outline-level="1">User</text:h>
      <text:p text:style-name="Paragraph_20_Text_20_Style">What's the difrference between copy() and deepcopy() methods?</text:p>
      <text:h text:style-name="Heading_20_1" text:outline-level="1"><text:span text:style-name="Default_20_Paragraph_20_Font"><text:span text:style-name="T1">Bing</text:span></text:span></text:h>
      <text:p text:style-name="Paragraph_20_Text_20_Style">In Python, <text:span text:style-name="Default_20_Paragraph_20_Font"><text:span text:style-name="T3">copy()</text:span></text:span> and <text:span text:style-name="Default_20_Paragraph_20_Font"><text:span text:style-name="T3">deepcopy()</text:span></text:span> are used to create copies of objects. The difference between them lies in the way they handle compound objects (objects that contain other objects, like lists or class instances)<text:a xlink:type="simple" xlink:href="https://docs.python.org/3/library/copy.html" office:target-frame-name="_top" xlink:show="replace" text:style-name="Internet_20_link" text:visited-style-name="Visited_20_Internet_20_Link"><text:span text:style-name="Default_20_Paragraph_20_Font">1</text:span></text:a><text:a xlink:type="simple" xlink:href="https://www.geeksforgeeks.org/copy-python-deep-copy-shallow-copy/" office:target-frame-name="_top" xlink:show="replace" text:style-name="Internet_20_link" text:visited-style-name="Visited_20_Internet_20_Link"><text:span text:style-name="Default_20_Paragraph_20_Font">2</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3</text:span></text:a><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Default_20_Paragraph_20_Font">4</text:span></text:a>.</text:p>
      <text:list xml:id="list122336664694079" text:continue-list="list122335752099665" text:style-name="L1">
        <text:list-item>
          <text:p text:style-name="P10"><text:span text:style-name="Default_20_Paragraph_20_Font"><text:span text:style-name="T4">Shallow Copy (`copy()`)</text:span></text:span>: A shallow copy constructs a new compound object and then inserts references into it to the objects found in the original<text:a xlink:type="simple" xlink:href="https://docs.python.org/3/library/copy.html" office:target-frame-name="_top" xlink:show="replace" text:style-name="Internet_20_link" text:visited-style-name="Visited_20_Internet_20_Link"><text:span text:style-name="Default_20_Paragraph_20_Font">1</text:span></text:a><text:a xlink:type="simple" xlink:href="https://www.geeksforgeeks.org/copy-python-deep-copy-shallow-copy/" office:target-frame-name="_top" xlink:show="replace" text:style-name="Internet_20_link" text:visited-style-name="Visited_20_Internet_20_Link"><text:span text:style-name="Default_20_Paragraph_20_Font">2</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3</text:span></text:a><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Default_20_Paragraph_20_Font">4</text:span></text:a>. This means that the original and copied object share the same elements. Changes to one of the elements will be reflected in both the original and copied object if the elements are mutable<text:a xlink:type="simple" xlink:href="https://docs.python.org/3/library/copy.html" office:target-frame-name="_top" xlink:show="replace" text:style-name="Internet_20_link" text:visited-style-name="Visited_20_Internet_20_Link"><text:span text:style-name="Default_20_Paragraph_20_Font">1</text:span></text:a><text:a xlink:type="simple" xlink:href="https://www.geeksforgeeks.org/copy-python-deep-copy-shallow-copy/" office:target-frame-name="_top" xlink:show="replace" text:style-name="Internet_20_link" text:visited-style-name="Visited_20_Internet_20_Link"><text:span text:style-name="Default_20_Paragraph_20_Font">2</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3</text:span></text:a><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Default_20_Paragraph_20_Font">4</text:span></text:a>.</text:p>
        </text:list-item>
        <text:list-item>
          <text:p text:style-name="P10">In this example, changing an element in the nested list of <text:span text:style-name="Default_20_Paragraph_20_Font"><text:span text:style-name="T3">list2</text:span></text:span> also changes the same element in <text:span text:style-name="Default_20_Paragraph_20_Font"><text:span text:style-name="T3">list1</text:span></text:span>.</text:p>
        </text:list-item>
        <text:list-item>
          <text:p text:style-name="P10"><text:span text:style-name="Default_20_Paragraph_20_Font"><text:span text:style-name="T4">Deep Copy (`deepcopy()`)</text:span></text:span>: A deep copy constructs a new compound object and then, recursively, inserts copies into it of the objects found in the original<text:a xlink:type="simple" xlink:href="https://docs.python.org/3/library/copy.html" office:target-frame-name="_top" xlink:show="replace" text:style-name="Internet_20_link" text:visited-style-name="Visited_20_Internet_20_Link"><text:span text:style-name="Default_20_Paragraph_20_Font">1</text:span></text:a><text:a xlink:type="simple" xlink:href="https://www.geeksforgeeks.org/copy-python-deep-copy-shallow-copy/" office:target-frame-name="_top" xlink:show="replace" text:style-name="Internet_20_link" text:visited-style-name="Visited_20_Internet_20_Link"><text:span text:style-name="Default_20_Paragraph_20_Font">2</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3</text:span></text:a><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Default_20_Paragraph_20_Font">4</text:span></text:a>. This means that the original and copied object do not share the same elements. Changes to one of the elements will not be reflected in the other object<text:a xlink:type="simple" xlink:href="https://docs.python.org/3/library/copy.html" office:target-frame-name="_top" xlink:show="replace" text:style-name="Internet_20_link" text:visited-style-name="Visited_20_Internet_20_Link"><text:span text:style-name="Default_20_Paragraph_20_Font">1</text:span></text:a><text:a xlink:type="simple" xlink:href="https://www.geeksforgeeks.org/copy-python-deep-copy-shallow-copy/" office:target-frame-name="_top" xlink:show="replace" text:style-name="Internet_20_link" text:visited-style-name="Visited_20_Internet_20_Link"><text:span text:style-name="Default_20_Paragraph_20_Font">2</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3</text:span></text:a><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Default_20_Paragraph_20_Font">4</text:span></text:a>.</text:p>
        </text:list-item>
        <text:list-item>
          <text:p text:style-name="P10">In this example, changing an element in the nested list of <text:span text:style-name="Default_20_Paragraph_20_Font"><text:span text:style-name="T3">list2</text:span></text:span> does not change the same element in <text:span text:style-name="Default_20_Paragraph_20_Font"><text:span text:style-name="T3">list1</text:span></text:span>.</text:p>
        </text:list-item>
      </text:list>
      <text:p text:style-name="Paragraph_20_Text_20_Style">In summary, use a shallow copy when you want to create a new object with the same elements as the original object, and use a deep copy when you want to create a new object with copies of the elements of the original object<text:a xlink:type="simple" xlink:href="https://docs.python.org/3/library/copy.html" office:target-frame-name="_top" xlink:show="replace" text:style-name="Internet_20_link" text:visited-style-name="Visited_20_Internet_20_Link"><text:span text:style-name="Default_20_Paragraph_20_Font">1</text:span></text:a><text:a xlink:type="simple" xlink:href="https://www.geeksforgeeks.org/copy-python-deep-copy-shallow-copy/" office:target-frame-name="_top" xlink:show="replace" text:style-name="Internet_20_link" text:visited-style-name="Visited_20_Internet_20_Link"><text:span text:style-name="Default_20_Paragraph_20_Font">2</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3</text:span></text:a><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Default_20_Paragraph_20_Font">4</text:span></text:a>.</text:p>
      <text:p text:style-name="P5">Source(s)</text:p>
      <text:list xml:id="list1305880354" text:style-name="L4">
        <text:list-item>
          <text:p text:style-name="P7"><text:a xlink:type="simple" xlink:href="https://docs.python.org/3/library/copy.html" office:target-frame-name="_top" xlink:show="replace" text:style-name="Internet_20_link" text:visited-style-name="Visited_20_Internet_20_Link"><text:span text:style-name="Hyperlink">copy — Shallow and deep copy operations — Python 3.12.2 documentation</text:span></text:a></text:p>
        </text:list-item>
      </text:list>
      <text:p text:style-name="Citation_20_Style"><text:soft-page-break/></text:p>
      <text:p text:style-name="Citation_20_Style">2. <text:a xlink:type="simple" xlink:href="https://www.geeksforgeeks.org/copy-python-deep-copy-shallow-copy/" office:target-frame-name="_top" xlink:show="replace" text:style-name="Internet_20_link" text:visited-style-name="Visited_20_Internet_20_Link"><text:span text:style-name="Hyperlink">copy in Python (Deep Copy and Shallow Copy) - GeeksforGeeks</text:span></text:a></text:p>
      <text:p text:style-name="Citation_20_Style">3. <text:a xlink:type="simple" xlink:href="https://vegibit.com/what-is-the-difference-between-copy-and-deepcopy-methods-in-python-lists/" office:target-frame-name="_top" xlink:show="replace" text:style-name="Internet_20_link" text:visited-style-name="Visited_20_Internet_20_Link"><text:span text:style-name="Hyperlink">What Is the Difference Between copy and deepcopy Methods in Python ...</text:span></text:a></text:p>
      <text:p text:style-name="Citation_20_Style">4. <text:a xlink:type="simple" xlink:href="https://stackoverflow.com/questions/17246693/what-is-the-difference-between-shallow-copy-deepcopy-and-normal-assignment-oper" office:target-frame-name="_top" xlink:show="replace" text:style-name="Internet_20_link" text:visited-style-name="Visited_20_Internet_20_Link"><text:span text:style-name="Hyperlink">python - What is the difference between shallow copy, deepcopy and ...</text:span></text:a></text:p>
      <text:p text:style-name="Paragraph_20_Text_20_Style"/>
      <text:h text:style-name="Heading_20_1" text:outline-level="1">User</text:h>
      <text:p text:style-name="Paragraph_20_Text_20_Style">Do copy() and deepcopy() behave the same if used in non-compouned lists?</text:p>
      <text:h text:style-name="Heading_20_1" text:outline-level="1"><text:span text:style-name="Default_20_Paragraph_20_Font"><text:span text:style-name="T1">Bing</text:span></text:span></text:h>
      <text:p text:style-name="Paragraph_20_Text_20_Style">Yes, for non-compound lists (i.e., lists that do not contain other lists or mutable objects), <text:span text:style-name="Default_20_Paragraph_20_Font"><text:span text:style-name="T3">copy()</text:span></text:span> and <text:span text:style-name="Default_20_Paragraph_20_Font"><text:span text:style-name="T3">deepcopy()</text:span></text:span> behave the same way<text:a xlink:type="simple" xlink:href="https://stackoverflow.com/questions/17873384/how-to-deep-copy-a-list" office:target-frame-name="_top" xlink:show="replace" text:style-name="Internet_20_link" text:visited-style-name="Visited_20_Internet_20_Link"><text:span text:style-name="Default_20_Paragraph_20_Font">1</text:span></text:a><text:a xlink:type="simple" xlink:href="https://stackoverflow.com/questions/1500718/how-to-override-the-copy-deepcopy-operations-for-a-python-object" office:target-frame-name="_top" xlink:show="replace" text:style-name="Internet_20_link" text:visited-style-name="Visited_20_Internet_20_Link"><text:span text:style-name="Default_20_Paragraph_20_Font">2</text:span></text:a><text:a xlink:type="simple" xlink:href="https://bing.com/search?q=copy%28%29+and+deepcopy%28%29+behavior+with+non-compound+lists+in+python" office:target-frame-name="_top" xlink:show="replace" text:style-name="Internet_20_link" text:visited-style-name="Visited_20_Internet_20_Link"><text:span text:style-name="Default_20_Paragraph_20_Font">3</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4</text:span></text:a>. Both methods will create a new list with the same elements<text:a xlink:type="simple" xlink:href="https://stackoverflow.com/questions/17873384/how-to-deep-copy-a-list" office:target-frame-name="_top" xlink:show="replace" text:style-name="Internet_20_link" text:visited-style-name="Visited_20_Internet_20_Link"><text:span text:style-name="Default_20_Paragraph_20_Font">1</text:span></text:a><text:a xlink:type="simple" xlink:href="https://stackoverflow.com/questions/1500718/how-to-override-the-copy-deepcopy-operations-for-a-python-object" office:target-frame-name="_top" xlink:show="replace" text:style-name="Internet_20_link" text:visited-style-name="Visited_20_Internet_20_Link"><text:span text:style-name="Default_20_Paragraph_20_Font">2</text:span></text:a><text:a xlink:type="simple" xlink:href="https://bing.com/search?q=copy%28%29+and+deepcopy%28%29+behavior+with+non-compound+lists+in+python" office:target-frame-name="_top" xlink:show="replace" text:style-name="Internet_20_link" text:visited-style-name="Visited_20_Internet_20_Link"><text:span text:style-name="Default_20_Paragraph_20_Font">3</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4</text:span></text:a>. Changes to the original list will not affect the copied list, and vice versa<text:a xlink:type="simple" xlink:href="https://stackoverflow.com/questions/17873384/how-to-deep-copy-a-list" office:target-frame-name="_top" xlink:show="replace" text:style-name="Internet_20_link" text:visited-style-name="Visited_20_Internet_20_Link"><text:span text:style-name="Default_20_Paragraph_20_Font">1</text:span></text:a><text:a xlink:type="simple" xlink:href="https://stackoverflow.com/questions/1500718/how-to-override-the-copy-deepcopy-operations-for-a-python-object" office:target-frame-name="_top" xlink:show="replace" text:style-name="Internet_20_link" text:visited-style-name="Visited_20_Internet_20_Link"><text:span text:style-name="Default_20_Paragraph_20_Font">2</text:span></text:a><text:a xlink:type="simple" xlink:href="https://bing.com/search?q=copy%28%29+and+deepcopy%28%29+behavior+with+non-compound+lists+in+python" office:target-frame-name="_top" xlink:show="replace" text:style-name="Internet_20_link" text:visited-style-name="Visited_20_Internet_20_Link"><text:span text:style-name="Default_20_Paragraph_20_Font">3</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4</text:span></text:a>.</text:p>
      <text:p text:style-name="Paragraph_20_Text_20_Style">Here's an example:</text:p>
      <text:p text:style-name="Code_20_Style">import copy</text:p>
      <text:p text:style-name="Code_20_Style"/>
      <text:p text:style-name="Code_20_Style"># Original list</text:p>
      <text:p text:style-name="Code_20_Style">list1 = [1, 2, 3, 4, 5]</text:p>
      <text:p text:style-name="Code_20_Style"/>
      <text:p text:style-name="Code_20_Style"># Shallow copy</text:p>
      <text:p text:style-name="Code_20_Style">list2 = copy.copy(list1)</text:p>
      <text:p text:style-name="Code_20_Style">list2.append(6)</text:p>
      <text:p text:style-name="Code_20_Style">print(list1) <text:s/># Outputs: [1, 2, 3, 4, 5]</text:p>
      <text:p text:style-name="Code_20_Style">print(list2) <text:s/># Outputs: [1, 2, 3, 4, 5, 6]</text:p>
      <text:p text:style-name="Code_20_Style"/>
      <text:p text:style-name="Code_20_Style"># Deep copy</text:p>
      <text:p text:style-name="Code_20_Style">list3 = copy.deepcopy(list1)</text:p>
      <text:p text:style-name="Code_20_Style">list3.append(7)</text:p>
      <text:p text:style-name="Code_20_Style">print(list1) <text:s/># Outputs: [1, 2, 3, 4, 5]</text:p>
      <text:p text:style-name="Code_20_Style">print(list3) <text:s/># Outputs: [1, 2, 3, 4, 5, 7]</text:p>
      <text:p text:style-name="Paragraph_20_Text_20_Style">In this example, both <text:span text:style-name="Default_20_Paragraph_20_Font"><text:span text:style-name="T3">copy.copy()</text:span></text:span> and <text:span text:style-name="Default_20_Paragraph_20_Font"><text:span text:style-name="T3">copy.deepcopy()</text:span></text:span> create a new list that is separate from the original list. Changes to the copied lists do not affect the original list<text:a xlink:type="simple" xlink:href="https://stackoverflow.com/questions/17873384/how-to-deep-copy-a-list" office:target-frame-name="_top" xlink:show="replace" text:style-name="Internet_20_link" text:visited-style-name="Visited_20_Internet_20_Link"><text:span text:style-name="Default_20_Paragraph_20_Font">1</text:span></text:a><text:a xlink:type="simple" xlink:href="https://stackoverflow.com/questions/1500718/how-to-override-the-copy-deepcopy-operations-for-a-python-object" office:target-frame-name="_top" xlink:show="replace" text:style-name="Internet_20_link" text:visited-style-name="Visited_20_Internet_20_Link"><text:span text:style-name="Default_20_Paragraph_20_Font">2</text:span></text:a><text:a xlink:type="simple" xlink:href="https://bing.com/search?q=copy%28%29+and+deepcopy%28%29+behavior+with+non-compound+lists+in+python" office:target-frame-name="_top" xlink:show="replace" text:style-name="Internet_20_link" text:visited-style-name="Visited_20_Internet_20_Link"><text:span text:style-name="Default_20_Paragraph_20_Font">3</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4</text:span></text:a>.</text:p>
      <text:p text:style-name="Paragraph_20_Text_20_Style">However, the difference between <text:span text:style-name="Default_20_Paragraph_20_Font"><text:span text:style-name="T3">copy()</text:span></text:span> and <text:span text:style-name="Default_20_Paragraph_20_Font"><text:span text:style-name="T3">deepcopy()</text:span></text:span> becomes apparent when dealing with compound objects. A shallow copy (<text:span text:style-name="Default_20_Paragraph_20_Font"><text:span text:style-name="T3">copy()</text:span></text:span>) of a compound object creates a new outer object, but the inner objects are shared between the original and the copy. A deep copy (<text:span text:style-name="Default_20_Paragraph_20_Font"><text:span text:style-name="T3">deepcopy()</text:span></text:span>) creates a new outer object and new copies of the inner objects<text:a xlink:type="simple" xlink:href="https://stackoverflow.com/questions/17873384/how-to-deep-copy-a-list" office:target-frame-name="_top" xlink:show="replace" text:style-name="Internet_20_link" text:visited-style-name="Visited_20_Internet_20_Link"><text:span text:style-name="Default_20_Paragraph_20_Font">1</text:span></text:a><text:a xlink:type="simple" xlink:href="https://stackoverflow.com/questions/1500718/how-to-override-the-copy-deepcopy-operations-for-a-python-object" office:target-frame-name="_top" xlink:show="replace" text:style-name="Internet_20_link" text:visited-style-name="Visited_20_Internet_20_Link"><text:span text:style-name="Default_20_Paragraph_20_Font">2</text:span></text:a><text:a xlink:type="simple" xlink:href="https://bing.com/search?q=copy%28%29+and+deepcopy%28%29+behavior+with+non-compound+lists+in+python" office:target-frame-name="_top" xlink:show="replace" text:style-name="Internet_20_link" text:visited-style-name="Visited_20_Internet_20_Link"><text:span text:style-name="Default_20_Paragraph_20_Font">3</text:span></text:a><text:a xlink:type="simple" xlink:href="https://vegibit.com/what-is-the-difference-between-copy-and-deepcopy-methods-in-python-lists/" office:target-frame-name="_top" xlink:show="replace" text:style-name="Internet_20_link" text:visited-style-name="Visited_20_Internet_20_Link"><text:span text:style-name="Default_20_Paragraph_20_Font">4</text:span></text:a>.</text:p>
      <text:p text:style-name="P5"><text:soft-page-break/>Source(s)</text:p>
      <text:p text:style-name="Citation_20_Style">1. <text:a xlink:type="simple" xlink:href="https://stackoverflow.com/questions/17873384/how-to-deep-copy-a-list" office:target-frame-name="_top" xlink:show="replace" text:style-name="Internet_20_link" text:visited-style-name="Visited_20_Internet_20_Link"><text:span text:style-name="Hyperlink">python - How to deep copy a list? - Stack Overflow</text:span></text:a></text:p>
      <text:p text:style-name="Citation_20_Style">2. <text:a xlink:type="simple" xlink:href="https://stackoverflow.com/questions/1500718/how-to-override-the-copy-deepcopy-operations-for-a-python-object" office:target-frame-name="_top" xlink:show="replace" text:style-name="Internet_20_link" text:visited-style-name="Visited_20_Internet_20_Link"><text:span text:style-name="Hyperlink">How to override the copy/deepcopy operations for a Python object ...</text:span></text:a></text:p>
      <text:p text:style-name="Citation_20_Style">3. <text:a xlink:type="simple" xlink:href="https://bing.com/search?q=copy%28%29+and+deepcopy%28%29+behavior+with+non-compound+lists+in+python" office:target-frame-name="_top" xlink:show="replace" text:style-name="Internet_20_link" text:visited-style-name="Visited_20_Internet_20_Link"><text:span text:style-name="Hyperlink">What Is the Difference Between copy and deepcopy Methods in Python Lists</text:span></text:a></text:p>
      <text:p text:style-name="Citation_20_Style">4. <text:a xlink:type="simple" xlink:href="https://vegibit.com/what-is-the-difference-between-copy-and-deepcopy-methods-in-python-lists/" office:target-frame-name="_top" xlink:show="replace" text:style-name="Internet_20_link" text:visited-style-name="Visited_20_Internet_20_Link"><text:span text:style-name="Hyperlink">What Is the Difference Between copy and deepcopy Methods in Python Lists</text:span></text:a></text:p>
      <text:p text:style-name="Citation_20_Style">5. <text:a xlink:type="simple" xlink:href="https://www.geeksforgeeks.org/copy-python-deep-copy-shallow-copy/" office:target-frame-name="_top" xlink:show="replace" text:style-name="Internet_20_link" text:visited-style-name="Visited_20_Internet_20_Link"><text:span text:style-name="Hyperlink">copy in Python (Deep Copy and Shallow Copy) - GeeksforGeeks</text:span></text:a></text:p>
      <text:p text:style-name="Paragraph_20_Text_20_Style"/>
      <text:h text:style-name="Heading_20_1" text:outline-level="1">User</text:h>
      <text:p text:style-name="Paragraph_20_Text_20_Style">I need your help with the following exercise in python. Here's the statement: Tu tarea es implementar la clase Queue con dos operaciones básicas:</text:p>
      <text:p text:style-name="Code_20_Style">put(elemento), que coloca un elemento al final de la cola.</text:p>
      <text:p text:style-name="Code_20_Style">get(), que toma un elemento del principio de la cola y lo devuelve como resultado (la cola no puede estar vacía para realizarlo correctamente). </text:p>
      <text:p text:style-name="Paragraph_20_Text_20_Style">Sigue las sugerencias:</text:p>
      <text:p text:style-name="Code_20_Style">Emplea una lista como tu almacenamiento (como lo hicimos con la pila).</text:p>
      <text:p text:style-name="Code_20_Style">put() debe agregar elementos al principio de la lista, mientras que get() debe eliminar los elementos del final de la lista.</text:p>
      <text:p text:style-name="Code_20_Style">Define una nueva excepción llamada QueueError (elige una excepción de la cual se derivará) y generala cuando get() intentes operar en una lista vacía.</text:p>
      <text:p text:style-name="Paragraph_20_Text_20_Style">Completa el código que te proporcionamos en el editor. Ejecútalo para comprobar si tu salida es similar a la nuestra. Salida Esperada</text:p>
      <text:p text:style-name="Paragraph_20_Text_20_Style">1 perro False Error de Cola And here's the code I need to complete: Tu tarea es implementar la clase Queue con dos operaciones básicas:</text:p>
      <text:p text:style-name="Code_20_Style">put(elemento), que coloca un elemento al final de la cola.</text:p>
      <text:p text:style-name="Code_20_Style">get(), que toma un elemento del principio de la cola y lo devuelve como resultado (la cola no puede estar vacía para realizarlo correctamente). </text:p>
      <text:p text:style-name="Paragraph_20_Text_20_Style">Sigue las sugerencias:</text:p>
      <text:p text:style-name="Code_20_Style">Emplea una lista como tu almacenamiento (como lo hicimos con la pila).</text:p>
      <text:p text:style-name="Code_20_Style">put() debe agregar elementos al principio de la lista, mientras que get() debe eliminar los elementos del final de la lista.</text:p>
      <text:p text:style-name="Code_20_Style">Define una nueva excepción llamada QueueError (elige una excepción de la cual se derivará) y generala cuando get() intentes operar en una lista vacía.</text:p>
      <text:p text:style-name="Paragraph_20_Text_20_Style"/>
      <text:p text:style-name="Paragraph_20_Text_20_Style"><text:soft-page-break/></text:p>
      <text:p text:style-name="Paragraph_20_Text_20_Style">Completa el código que te proporcionamos en el editor. Ejecútalo para comprobar si tu salida es similar a la nuestra. Salida Esperada</text:p>
      <text:p text:style-name="Paragraph_20_Text_20_Style">1 perro False Error de Cola I don't know how to create a subclass QueueError to handle the situation given in the example above</text:p>
      <text:h text:style-name="Heading_20_1" text:outline-level="1"><text:span text:style-name="Default_20_Paragraph_20_Font"><text:span text:style-name="T1">Bing</text:span></text:span></text:h>
      <text:p text:style-name="Paragraph_20_Text_20_Style">Sure, I can help with that. In Python, you can create a custom exception by creating a new class that inherits from the built-in <text:span text:style-name="Default_20_Paragraph_20_Font"><text:span text:style-name="T3">Exception</text:span></text:span> class or one of its subclasses. Here's how you can create a <text:span text:style-name="Default_20_Paragraph_20_Font"><text:span text:style-name="T3">QueueError</text:span></text:span> class:</text:p>
      <text:p text:style-name="Code_20_Style">class QueueError(Exception): <text:s/># Inherits from Exception</text:p>
      <text:p text:style-name="Code_20_Style"><text:s text:c="4"/>pass <text:s/># No additional functionality needed</text:p>
      <text:p text:style-name="Paragraph_20_Text_20_Style">You can then raise this exception in your <text:span text:style-name="Default_20_Paragraph_20_Font"><text:span text:style-name="T3">get</text:span></text:span> method when the queue is empty:</text:p>
      <text:p text:style-name="Code_20_Style">class Queue:</text:p>
      <text:p text:style-name="Code_20_Style"><text:s text:c="4"/>def __init__(self):</text:p>
      <text:p text:style-name="Code_20_Style"><text:s text:c="8"/>self.queue = []</text:p>
      <text:p text:style-name="Code_20_Style"/>
      <text:p text:style-name="Code_20_Style"><text:s text:c="4"/>def put(self, item):</text:p>
      <text:p text:style-name="Code_20_Style"><text:s text:c="8"/>self.queue.insert(0, item)</text:p>
      <text:p text:style-name="Code_20_Style"/>
      <text:p text:style-name="Code_20_Style"><text:s text:c="4"/>def get(self):</text:p>
      <text:p text:style-name="Code_20_Style"><text:s text:c="8"/>if len(self.queue) == 0:</text:p>
      <text:p text:style-name="Code_20_Style"><text:s text:c="12"/>raise QueueError("Queue is empty")</text:p>
      <text:p text:style-name="Code_20_Style"><text:s text:c="8"/>return self.queue.pop()</text:p>
      <text:p text:style-name="Paragraph_20_Text_20_Style">In this example, the <text:span text:style-name="Default_20_Paragraph_20_Font"><text:span text:style-name="T3">get</text:span></text:span> method raises a <text:span text:style-name="Default_20_Paragraph_20_Font"><text:span text:style-name="T3">QueueError</text:span></text:span> if there are no items in the queue. You can catch and handle this exception when you call the <text:span text:style-name="Default_20_Paragraph_20_Font"><text:span text:style-name="T3">get</text:span></text:span> method:</text:p>
      <text:p text:style-name="Code_20_Style">queue = Queue()</text:p>
      <text:p text:style-name="Code_20_Style"/>
      <text:p text:style-name="Code_20_Style">try:</text:p>
      <text:p text:style-name="Code_20_Style"><text:s text:c="4"/>item = queue.get()</text:p>
      <text:p text:style-name="Code_20_Style">except QueueError as e:</text:p>
      <text:p text:style-name="Code_20_Style"><text:s text:c="4"/>print(e) <text:s/># Outputs: Queue is empty</text:p>
      <text:p text:style-name="Paragraph_20_Text_20_Style">In this example, the <text:span text:style-name="Default_20_Paragraph_20_Font"><text:span text:style-name="T3">try/except</text:span></text:span> block catches the <text:span text:style-name="Default_20_Paragraph_20_Font"><text:span text:style-name="T3">QueueError</text:span></text:span> that is raised when you try to <text:span text:style-name="Default_20_Paragraph_20_Font"><text:span text:style-name="T3">get</text:span></text:span> an item from an empty queue. The error message "Queue is empty" is then printed to the console. This is a basic example, and you might want to add more functionality to your <text:span text:style-name="Default_20_Paragraph_20_Font"><text:span text:style-name="T3">Queue</text:span></text:span> and <text:span text:style-name="Default_20_Paragraph_20_Font"><text:span text:style-name="T3">QueueError</text:span></text:span> classes depending on your needs.</text:p>
      <text:h text:style-name="Heading_20_1" text:outline-level="1"><text:soft-page-break/>User</text:h>
      <text:p text:style-name="Paragraph_20_Text_20_Style">I have a question: You have defined the put() method to insert new items at the beginning of the list with self.queue.insert(0,item). Shouldn't that be at the end of it with self.queue.insert(-1,item) instead? We are trying to create a queue element that accomplishes the FIFO rule.</text:p>
      <text:h text:style-name="Heading_20_1" text:outline-level="1"><text:span text:style-name="Default_20_Paragraph_20_Font"><text:span text:style-name="T1">Bing</text:span></text:span></text:h>
      <text:p text:style-name="Paragraph_20_Text_20_Style">Actually, the <text:span text:style-name="Default_20_Paragraph_20_Font"><text:span text:style-name="T3">put()</text:span></text:span> method is correct as it is. The <text:span text:style-name="Default_20_Paragraph_20_Font"><text:span text:style-name="T3">insert(0, item)</text:span></text:span> method inserts the item at the beginning of the list, which is the end of the queue. This is because we're using the list in reverse order for efficiency reasons.</text:p>
      <text:p text:style-name="Paragraph_20_Text_20_Style">When you use a list as a queue in Python, it's more efficient to add elements to the beginning of the list and remove elements from the end of the list. This is because adding or removing elements at the end of a list in Python is a constant time operation (O(1)), while adding or removing elements at the beginning of a list is a linear time operation (O(n)), where n is the length of the list.</text:p>
      <text:p text:style-name="Paragraph_20_Text_20_Style">So, in the context of the queue we're implementing:</text:p>
      <text:list xml:id="list64368175" text:style-name="L2">
        <text:list-item text:start-value="1">
          <text:p text:style-name="P11"><text:span text:style-name="Default_20_Paragraph_20_Font"><text:span text:style-name="T3">put()</text:span></text:span> uses <text:span text:style-name="Default_20_Paragraph_20_Font"><text:span text:style-name="T3">insert(0, item)</text:span></text:span> to add an item to the end of the queue.</text:p>
        </text:list-item>
        <text:list-item>
          <text:p text:style-name="P11"><text:span text:style-name="Default_20_Paragraph_20_Font"><text:span text:style-name="T3">get()</text:span></text:span> uses <text:span text:style-name="Default_20_Paragraph_20_Font"><text:span text:style-name="T3">pop()</text:span></text:span> to remove an item from the beginning of the queue.</text:p>
        </text:list-item>
      </text:list>
      <text:p text:style-name="Paragraph_20_Text_20_Style">This way, both operations are efficient.</text:p>
      <text:p text:style-name="Paragraph_20_Text_20_Style">If you were to use <text:span text:style-name="Default_20_Paragraph_20_Font"><text:span text:style-name="T3">insert(-1, item)</text:span></text:span> or <text:span text:style-name="Default_20_Paragraph_20_Font"><text:span text:style-name="T3">append(item)</text:span></text:span> to add items to the end of the list (beginning of the queue), and <text:span text:style-name="Default_20_Paragraph_20_Font"><text:span text:style-name="T3">pop(0)</text:span></text:span> to remove items from the beginning of the list (end of the queue), it would work correctly in terms of functionality, but it would be less efficient for large queues. This is why we choose to use the list in reverse order when implementing a queue in Python.</text:p>
      <text:p text:style-name="Paragraph_20_Text_20_Style">I hope this clarifies your doubt! Let me know if you have any other questions.</text:p>
      <text:h text:style-name="Heading_20_1" text:outline-level="1">User</text:h>
      <text:p text:style-name="Paragraph_20_Text_20_Style">What if we would like to add any code to the subclass QueueError()? Is that possible or could you come up with any suggestion where that could be of any use?</text:p>
      <text:h text:style-name="Heading_20_1" text:outline-level="1"><text:soft-page-break/><text:span text:style-name="Default_20_Paragraph_20_Font"><text:span text:style-name="T1">Bing</text:span></text:span></text:h>
      <text:p text:style-name="Paragraph_20_Text_20_Style">Yes, it's definitely possible to add code to the <text:span text:style-name="Default_20_Paragraph_20_Font"><text:span text:style-name="T3">QueueError</text:span></text:span> subclass. One common use case is to add a custom error message that provides more information about the error. Here's an example:</text:p>
      <text:p text:style-name="Code_20_Style">class QueueError(Exception):</text:p>
      <text:p text:style-name="Code_20_Style"><text:s text:c="4"/>def __init__(self, message="Queue operation failed"):</text:p>
      <text:p text:style-name="Code_20_Style"><text:s text:c="8"/>self.message = message</text:p>
      <text:p text:style-name="Code_20_Style"><text:s text:c="8"/>super().__init__(self.message)</text:p>
      <text:p text:style-name="Paragraph_20_Text_20_Style">In this example, the <text:span text:style-name="Default_20_Paragraph_20_Font"><text:span text:style-name="T3">QueueError</text:span></text:span> class takes an optional <text:span text:style-name="Default_20_Paragraph_20_Font"><text:span text:style-name="T3">message</text:span></text:span> parameter. If no message is provided, it defaults to "Queue operation failed". The <text:span text:style-name="Default_20_Paragraph_20_Font"><text:span text:style-name="T3">super().__init__(self.message)</text:span></text:span> line calls the constructor of the base <text:span text:style-name="Default_20_Paragraph_20_Font"><text:span text:style-name="T3">Exception</text:span></text:span> class with the custom message.</text:p>
      <text:p text:style-name="Paragraph_20_Text_20_Style">You can then raise this exception with a custom message like this:</text:p>
      <text:p text:style-name="Code_20_Style">raise QueueError("Queue is empty")</text:p>
      <text:p text:style-name="Paragraph_20_Text_20_Style">This will raise a <text:span text:style-name="Default_20_Paragraph_20_Font"><text:span text:style-name="T3">QueueError</text:span></text:span> with the message "Queue is empty".</text:p>
      <text:p text:style-name="Paragraph_20_Text_20_Style">Another use case might be to add a method to the exception class that logs the error to a file or sends a notification when the error occurs.</text:p>
      <text:p text:style-name="Code_20_Style">class QueueError(Exception):</text:p>
      <text:p text:style-name="Code_20_Style"><text:s text:c="4"/>def __init__(self, message="Queue operation failed"):</text:p>
      <text:p text:style-name="Code_20_Style"><text:s text:c="8"/>self.message = message</text:p>
      <text:p text:style-name="Code_20_Style"><text:s text:c="8"/>super().__init__(self.message)</text:p>
      <text:p text:style-name="Code_20_Style"/>
      <text:p text:style-name="Code_20_Style"><text:s text:c="4"/>def log_error(self):</text:p>
      <text:p text:style-name="Code_20_Style"><text:s text:c="8"/>with open("error_log.txt", "a") as file:</text:p>
      <text:p text:style-name="Code_20_Style"><text:s text:c="12"/>file.write(f"QueueError: {self.message}\n")</text:p>
      <text:p text:style-name="Paragraph_20_Text_20_Style">In this example, the <text:span text:style-name="Default_20_Paragraph_20_Font"><text:span text:style-name="T3">log_error</text:span></text:span> method writes the error message to a file called "error_log.txt". You could call this method when the error is raised to automatically log the error.</text:p>
      <text:p text:style-name="Paragraph_20_Text_20_Style">These are just a few examples. The possibilities are endless and depend on your specific needs and the complexity of your application.</text:p>
      <text:h text:style-name="Heading_20_1" text:outline-level="1">User</text:h>
      <text:p text:style-name="P13">Why is it that you have defined the constructor like: def <text:span text:style-name="Default_20_Paragraph_20_Font"><text:span text:style-name="T4">init</text:span></text:span>(self, message="Queue operation failed"): self.message = message super().<text:span text:style-name="Default_20_Paragraph_20_Font"><text:span text:style-name="T4">init</text:span></text:span>(self.message) instead of, for example: def <text:span text:style-name="Default_20_Paragraph_20_Font"><text:span text:style-name="T4">init</text:span></text:span>(self): self.message = "Queue operation failed" super().<text:span text:style-name="Default_20_Paragraph_20_Font"><text:span text:style-name="T4">init</text:span></text:span>(self.message) Why is it that the </text:p>
      <text:p text:style-name="P13"><text:soft-page-break/></text:p>
      <text:p text:style-name="P13">personalized message that we wish to add has to be passed as a parameter instead of using what I have written?</text:p>
      <text:h text:style-name="Heading_20_1" text:outline-level="1"><text:span text:style-name="Default_20_Paragraph_20_Font"><text:span text:style-name="T1">Bing</text:span></text:span></text:h>
      <text:p text:style-name="Paragraph_20_Text_20_Style">The difference between the two methods lies in their flexibility.</text:p>
      <text:p text:style-name="Paragraph_20_Text_20_Style">In the first method:</text:p>
      <text:p text:style-name="Code_20_Style">def __init__(self, message="Queue operation failed"):</text:p>
      <text:p text:style-name="Code_20_Style"><text:s text:c="4"/>self.message = message</text:p>
      <text:p text:style-name="Code_20_Style"><text:s text:c="4"/>super().__init__(self.message)</text:p>
      <text:p text:style-name="Paragraph_20_Text_20_Style">The <text:span text:style-name="Default_20_Paragraph_20_Font"><text:span text:style-name="T3">message</text:span></text:span> parameter is optional. If you don't provide a message when creating the exception, it will use "Queue operation failed" as the default message. But you can also provide a custom message when you raise the exception, like this:</text:p>
      <text:p text:style-name="Code_20_Style">raise QueueError("Custom error message")</text:p>
      <text:p text:style-name="Paragraph_20_Text_20_Style">This makes the exception more flexible, as you can customize the error message for different situations.</text:p>
      <text:p text:style-name="Paragraph_20_Text_20_Style">In the second method:</text:p>
      <text:p text:style-name="Code_20_Style">def __init__(self):</text:p>
      <text:p text:style-name="Code_20_Style"><text:s text:c="4"/>self.message = "Queue operation failed"</text:p>
      <text:p text:style-name="Code_20_Style"><text:s text:c="4"/>super().__init__(self.message)</text:p>
      <text:p text:style-name="Paragraph_20_Text_20_Style">The error message is always "Queue operation failed". You can't change the message when you raise the exception. This might be fine for some situations, but it's less flexible than the first method.</text:p>
      <text:p text:style-name="Paragraph_20_Text_20_Style">So, if you want to be able to customize the error message, you should use the first method. If you know the error message will always be the same, you can use the second method. It's up to you to choose the one that best fits your needs.</text:p>
      <text:h text:style-name="Heading_20_1" text:outline-level="1">User</text:h>
      <text:p text:style-name="Paragraph_20_Text_20_Style">Let's say that I wish to handle more than one error. Let's say, for example, that I want to limit the queue to just admit strings, not numbers, for example. How could we do this? is it a good idea to include something else in our just created subclass QueueError or should it be handled in a different way?</text:p>
      <text:h text:style-name="Heading_20_1" text:outline-level="1"><text:soft-page-break/><text:span text:style-name="Default_20_Paragraph_20_Font"><text:span text:style-name="T1">Bing</text:span></text:span></text:h>
      <text:p text:style-name="Paragraph_20_Text_20_Style">You can certainly add a check in your <text:span text:style-name="Default_20_Paragraph_20_Font"><text:span text:style-name="T3">put()</text:span></text:span> method to only allow strings to be added to the queue. If a non-string is added, you can raise an exception.</text:p>
      <text:p text:style-name="Paragraph_20_Text_20_Style">It's a good idea to create a separate exception for this specific error. This way, you can handle different types of errors in different ways. Here's how you might do it:</text:p>
      <text:p text:style-name="Code_20_Style">class QueueError(Exception):</text:p>
      <text:p text:style-name="Code_20_Style"><text:s text:c="4"/>"""Base class for other exceptions"""</text:p>
      <text:p text:style-name="Code_20_Style"><text:s text:c="4"/>pass</text:p>
      <text:p text:style-name="Code_20_Style"/>
      <text:p text:style-name="Code_20_Style">class QueueEmptyError(QueueError):</text:p>
      <text:p text:style-name="Code_20_Style"><text:s text:c="4"/>"""Raised when the queue is empty"""</text:p>
      <text:p text:style-name="Code_20_Style"><text:s text:c="4"/>pass</text:p>
      <text:p text:style-name="Code_20_Style"/>
      <text:p text:style-name="Code_20_Style">class NotStringError(QueueError):</text:p>
      <text:p text:style-name="Code_20_Style"><text:s text:c="4"/>"""Raised when the input is not a string"""</text:p>
      <text:p text:style-name="Code_20_Style"><text:s text:c="4"/>pass</text:p>
      <text:p text:style-name="Code_20_Style"/>
      <text:p text:style-name="Code_20_Style">class Queue:</text:p>
      <text:p text:style-name="Code_20_Style"><text:s text:c="4"/>def __init__(self):</text:p>
      <text:p text:style-name="Code_20_Style"><text:s text:c="8"/>self.queue = []</text:p>
      <text:p text:style-name="Code_20_Style"/>
      <text:p text:style-name="Code_20_Style"><text:s text:c="4"/>def put(self, item):</text:p>
      <text:p text:style-name="Code_20_Style"><text:s text:c="8"/>if not isinstance(item, str):</text:p>
      <text:p text:style-name="Code_20_Style"><text:s text:c="12"/>raise NotStringError("Only strings are allowed in this queue")</text:p>
      <text:p text:style-name="Code_20_Style"><text:s text:c="8"/>self.queue.insert(0, item)</text:p>
      <text:p text:style-name="Code_20_Style"/>
      <text:p text:style-name="Code_20_Style"><text:s text:c="4"/>def get(self):</text:p>
      <text:p text:style-name="Code_20_Style"><text:s text:c="8"/>if len(self.queue) == 0:</text:p>
      <text:p text:style-name="Code_20_Style"><text:s text:c="12"/>raise QueueEmptyError("Queue is empty")</text:p>
      <text:p text:style-name="Code_20_Style"><text:s text:c="8"/>return self.queue.pop()</text:p>
      <text:p text:style-name="Paragraph_20_Text_20_Style">In this example, <text:span text:style-name="Default_20_Paragraph_20_Font"><text:span text:style-name="T3">QueueError</text:span></text:span> is a base class for other exceptions. <text:span text:style-name="Default_20_Paragraph_20_Font"><text:span text:style-name="T3">QueueEmptyError</text:span></text:span> is raised when <text:span text:style-name="Default_20_Paragraph_20_Font"><text:span text:style-name="T3">get()</text:span></text:span> is called on an empty queue, and <text:span text:style-name="Default_20_Paragraph_20_Font"><text:span text:style-name="T3">NotStringError</text:span></text:span> is raised when <text:span text:style-name="Default_20_Paragraph_20_Font"><text:span text:style-name="T3">put()</text:span></text:span> is called with a non-string argument. This allows you to handle these two errors separately:</text:p>
      <text:p text:style-name="Code_20_Style"/>
      <text:p text:style-name="P8"><text:span text:style-name="T5"/></text:p>
      <text:p text:style-name="Code_20_Style">queue = Queue()</text:p>
      <text:p text:style-name="Code_20_Style"/>
      <text:p text:style-name="Code_20_Style">try:</text:p>
      <text:p text:style-name="Code_20_Style"><text:s text:c="4"/>queue.put(1) <text:s/># This is not a string</text:p>
      <text:p text:style-name="Code_20_Style">except NotStringError as e:</text:p>
      <text:p text:style-name="Code_20_Style"><text:s text:c="4"/>print(e) <text:s/># Outputs: Only strings are allowed in this queue</text:p>
      <text:p text:style-name="Code_20_Style"/>
      <text:p text:style-name="Code_20_Style">try:</text:p>
      <text:p text:style-name="Code_20_Style"><text:s text:c="4"/>queue.get() <text:s/># The queue is empty</text:p>
      <text:p text:style-name="Code_20_Style">except QueueEmptyError as e:</text:p>
      <text:p text:style-name="Code_20_Style"><text:s text:c="4"/>print(e) <text:s/># Outputs: Queue is empty</text:p>
      <text:p text:style-name="Paragraph_20_Text_20_Style">This way, you can provide more specific error messages and handle different types of errors in different way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Noto Sans CJK JP" svg:font-family="'Noto Sans CJK JP'" style:font-family-generic="system" style:font-pitch="variable"/>
    <style:font-face style:name="OpenSymbol" svg:font-family="OpenSymbol" style:font-charset="x-symbol"/>
    <style:font-face style:name="Segoe UI" svg:font-family="'Segoe UI'" style:font-family-generic="swiss"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254cm" fo:margin-bottom="0.127cm" style:contextual-spacing="false" fo:line-height="115%" fo:hyphenation-ladder-count="no-limit"/>
      <style:text-properties fo:color="#005366" loext:opacity="100%" style:font-name="Segoe UI" fo:font-family="'Segoe UI'" style:font-family-generic="swiss" style:font-pitch="variable" fo:font-size="12pt" fo:font-weight="bold" style:font-name-asian="Segoe UI" style:font-family-asian="'Segoe UI'" style:font-family-generic-asian="swiss" style:font-pitch-asian="variable" style:font-size-asian="12pt" style:font-weight-asian="bold" style:font-name-complex="Segoe UI" style:font-family-complex="'Segoe UI'" style:font-family-generic-complex="swiss" style:font-pitch-complex="variable" style:font-size-complex="12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style:text-properties fo:color="#2e74b5" loext:opacity="100%" fo:font-size="13pt" style:font-size-asian="13pt"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color="#1f4d78" loext:opacity="100%" fo:font-size="12pt" style:font-size-asian="12pt" style:font-size-complex="12pt" fo:hyphenate="false" loext:hyphenation-no-caps="false"/>
    </style:style>
    <style:style style:name="Heading_20_4" style:display-name="Heading 4" style:family="paragraph" style:parent-style-name="Normal" style:next-style-name="Normal" style:default-outline-level="4" style:class="text">
      <style:paragraph-properties fo:hyphenation-ladder-count="no-limit"/>
      <style:text-properties fo:color="#2e74b5" loext:opacity="100%" fo:font-style="italic" style:font-style-asian="italic"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hyphenation-ladder-count="no-limit"/>
      <style:text-properties fo:color="#2e74b5" loext:opacity="100%" fo:hyphenate="false" loext:hyphenation-no-caps="false"/>
    </style:style>
    <style:style style:name="Heading_20_6" style:display-name="Heading 6" style:family="paragraph" style:parent-style-name="Normal" style:next-style-name="Normal" style:default-outline-level="6" style:class="text">
      <style:paragraph-properties fo:hyphenation-ladder-count="no-limit"/>
      <style:text-properties fo:color="#1f4d78" loext:opacity="100%"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fo:font-size="28pt" style:font-size-asian="28pt" style:font-size-complex="28pt" fo:hyphenate="false" loext:hyphenation-no-caps="false"/>
    </style:style>
    <style:style style:name="Strong1" style:family="paragraph" style:parent-style-name="Normal" style:next-style-name="Normal">
      <style:paragraph-properties fo:hyphenation-ladder-count="no-limit"/>
      <style:text-properties fo:font-weight="bold" style:font-weight-asian="bold" style:font-weight-complex="bold" fo:hyphenate="false" loext:hyphenation-no-caps="false"/>
    </style:style>
    <style:style style:name="List_20_Paragraph" style:display-name="List Paragraph" style:family="paragraph" style:parent-style-name="Normal">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Page_20_Context_20_Title_20_Style" style:display-name="Page Context Title Style" style:family="paragraph">
      <style:paragraph-properties fo:margin-top="0.254cm" fo:margin-bottom="0.127cm" style:contextual-spacing="false" fo:line-height="115%" fo:hyphenation-ladder-count="no-limit"/>
      <style:text-properties fo:color="#ed7d31" loext:opacity="100%" style:font-name="Segoe UI" fo:font-family="'Segoe UI'" style:font-family-generic="swiss" style:font-pitch="variable" fo:font-size="12pt" fo:font-weight="bold" style:font-name-asian="Segoe UI" style:font-family-asian="'Segoe UI'" style:font-family-generic-asian="swiss" style:font-pitch-asian="variable" style:font-size-asian="12pt" style:font-weight-asian="bold" style:font-name-complex="Segoe UI" style:font-family-complex="'Segoe UI'" style:font-family-generic-complex="swiss" style:font-pitch-complex="variable" style:font-size-complex="12pt" style:font-weight-complex="bold" fo:hyphenate="false" loext:hyphenation-no-caps="false"/>
    </style:style>
    <style:style style:name="Link_20_Style" style:display-name="Link Style" style:family="paragraph">
      <style:paragraph-properties fo:margin-top="0.254cm" fo:margin-bottom="0.127cm" style:contextual-spacing="false" fo:line-height="115%" fo:hyphenation-ladder-count="no-limit"/>
      <style:text-properties fo:color="#2e74b5" loext:opacity="100%" style:font-name="Segoe UI" fo:font-family="'Segoe UI'" style:font-family-generic="swiss" style:font-pitch="variable" fo:font-size="12pt" style:text-underline-style="solid" style:text-underline-width="auto" style:text-underline-color="#2e74b5" fo:font-weight="bold" style:text-underline-mode="continuous" style:text-overline-mode="continuous" style:text-line-through-mode="continuous" style:font-name-asian="Segoe UI" style:font-family-asian="'Segoe UI'" style:font-family-generic-asian="swiss" style:font-pitch-asian="variable" style:font-size-asian="12pt" style:font-weight-asian="bold" style:font-name-complex="Segoe UI" style:font-family-complex="'Segoe UI'" style:font-family-generic-complex="swiss" style:font-pitch-complex="variable" style:font-size-complex="12pt" style:font-weight-complex="bold" fo:hyphenate="false" loext:hyphenation-no-caps="false"/>
    </style:style>
    <style:style style:name="Paragraph_20_Text_20_Style" style:display-name="Paragraph Text Style" style:family="paragraph">
      <style:paragraph-properties fo:margin-top="0.254cm" fo:margin-bottom="0.127cm" style:contextual-spacing="false" fo:line-height="115%" fo:hyphenation-ladder-count="no-limit"/>
      <style:text-properties fo:color="#000000" loext:opacity="100%" style:font-name="Segoe UI" fo:font-family="'Segoe UI'" style:font-family-generic="swiss" style:font-pitch="variable" fo:font-size="13pt" style:font-name-asian="Segoe UI" style:font-family-asian="'Segoe UI'" style:font-family-generic-asian="swiss" style:font-pitch-asian="variable" style:font-size-asian="13pt" style:font-name-complex="Segoe UI" style:font-family-complex="'Segoe UI'" style:font-family-generic-complex="swiss" style:font-pitch-complex="variable" style:font-size-complex="13pt" fo:hyphenate="false" loext:hyphenation-no-caps="false"/>
    </style:style>
    <style:style style:name="Citation_20_Style" style:display-name="Citation Style" style:family="paragraph">
      <style:paragraph-properties fo:hyphenation-ladder-count="no-limit"/>
      <style:text-properties fo:color="#000000" loext:opacity="100%" style:font-name="Segoe UI" fo:font-family="'Segoe UI'" style:font-family-generic="swiss" style:font-pitch="variable" style:font-name-asian="Segoe UI" style:font-family-asian="'Segoe UI'" style:font-family-generic-asian="swiss" style:font-pitch-asian="variable" style:font-name-complex="Segoe UI" style:font-family-complex="'Segoe UI'" style:font-family-generic-complex="swiss" style:font-pitch-complex="variable" fo:hyphenate="false" loext:hyphenation-no-caps="false"/>
    </style:style>
    <style:style style:name="Header_20_Style" style:display-name="Header Style" style:family="paragraph">
      <style:paragraph-properties fo:hyphenation-ladder-count="no-limit"/>
      <style:text-properties fo:color="#767676" loext:opacity="100%" style:font-name="Segoe UI" fo:font-family="'Segoe UI'" style:font-family-generic="swiss" style:font-pitch="variable" fo:font-size="12pt" style:font-name-asian="Segoe UI" style:font-family-asian="'Segoe UI'" style:font-family-generic-asian="swiss" style:font-pitch-asian="variable" style:font-size-asian="12pt" style:font-name-complex="Segoe UI" style:font-family-complex="'Segoe UI'" style:font-family-generic-complex="swiss" style:font-pitch-complex="variable" style:font-size-complex="12pt" fo:hyphenate="false" loext:hyphenation-no-caps="false"/>
    </style:style>
    <style:style style:name="Code_20_Style" style:display-name="Code Style" style:family="paragraph">
      <style:paragraph-properties fo:hyphenation-ladder-count="no-limit"/>
      <style:text-properties style:font-name="Consolas" fo:font-family="Consolas" style:font-family-generic="modern" style:font-pitch="fixed" fo:font-size="12pt" style:font-name-asian="Consolas" style:font-family-asian="Consolas" style:font-family-generic-asian="modern" style:font-pitch-asian="fixed" style:font-size-asian="12pt" style:font-name-complex="Consolas" style:font-family-complex="Consolas" style:font-family-generic-complex="modern" style:font-pitch-complex="fixed"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5%"/>
    </style:style>
    <style:style style:name="Footnote_20_Text_20_Char" style:display-name="Footnote Text Char" style:family="text" style:parent-style-name="Default_20_Paragraph_20_Font">
      <style:text-properties fo:font-size="10pt" style:font-size-asian="10pt"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5.901cm" fo:margin-left="0cm" table:align="left"/>
    </style:style>
    <style:style style:name="Table1.A" style:family="table-column">
      <style:table-column-properties style:column-width="5.3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none" style:writing-mode="lr-tb"/>
    </style:style>
    <style:style style:name="MP1" style:family="paragraph" style:parent-style-name="Header_20_Style">
      <style:paragraph-properties fo:text-align="center" style:justify-single-word="false"/>
    </style:style>
    <style:style style:name="MP2" style:family="paragraph" style:parent-style-name="Header">
      <style:paragraph-properties fo:margin-left="-0.203cm" fo:margin-right="0cm" fo:text-indent="0cm" style:auto-text-indent="false">
        <style:tab-stops>
          <style:tab-stop style:position="8.458cm" style:type="center"/>
          <style:tab-stop style:position="16.713cm" style:type="right"/>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cm" fo:margin-right="-0.203cm" fo:text-align="end"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035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196cm" fo:margin-left="0cm" fo:margin-right="0cm" fo:margin-bottom="0cm" style:dynamic-spacing="true"/>
      </style:header-style>
      <style:footer-style>
        <style:header-footer-properties fo:min-height="2.50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https://sl.bing.net/iAV8Wj9xEgC</text:p>
      </style:header>
      <style:footer>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text:page-number text:select-page="current">16</text:page-number>/<text:page-count>18</text:page-count></text:p>
            </table:table-cell>
            <table:table-cell table:style-name="Table1.A1" office:value-type="string">
              <text:p text:style-name="MP4"/>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Un-named</meta:initial-creator>
    <meta:creation-date>2024-03-02T11:18:00Z</meta:creation-date>
    <dc:date>2024-03-02T12:23:34.288106299</dc:date>
    <meta:editing-cycles>6</meta:editing-cycles>
    <meta:editing-duration>PT4M35S</meta:editing-duration>
    <meta:document-statistic meta:table-count="1" meta:image-count="0" meta:object-count="0" meta:page-count="18" meta:paragraph-count="329" meta:word-count="4443" meta:character-count="26667" meta:non-whitespace-character-count="22260"/>
    <meta:template xlink:type="simple" xlink:actuate="onRequest" xlink:title="" xlink:href="Normal.dotm"/>
  </office:meta>
</office:document-meta>
</file>